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1.5729166666666667in"/>
    </style:style>
    <style:style style:name="co3" style:family="table-column">
      <style:table-column-properties fo:break-before="auto" style:column-width="1.0520833730697632in"/>
    </style:style>
    <style:style style:name="co4"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5729166666666666in" fo:break-before="auto" style:use-optimal-row-height="false"/>
    </style:style>
    <style:style style:name="ro4" style:family="table-row">
      <style:table-row-properties style:row-height="0.21875in" fo:break-before="auto" style:use-optimal-row-height="false"/>
    </style:style>
    <style:style style:name="ro5" style:family="table-row">
      <style:table-row-properties style:row-height="0.21875in" fo:break-before="auto" style:use-optimal-row-height="false"/>
    </style:style>
    <style:style style:name="ta1" style:family="table" style:master-page-name="PageStyle_5f_Population Ecology Virtual Lab ">
      <style:table-properties table:display="true" style:writing-mode="lr-tb"/>
    </style:style>
    <style:style style:name="ta2" style:family="table" style:master-page-name="PageStyle_5f_Sheet1">
      <style:table-properties table:display="true" style:writing-mode="lr-tb"/>
    </style:style>
    <style:style style:name="ta3" style:family="table" style:master-page-name="PageStyle_5f_Sheet2">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border-left="1.0pt solid #000000" fo:border-right="1.0pt solid #000000" fo:border-top="1.0pt solid #000000" fo:border-bottom="1.0pt solid #000000" fo:wrap-option="wrap" style:vertical-align="top" fo:background-color="#FFFF00"/>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 style:family="table-cell" style:parent-style-name="Default">
      <style:table-cell-properties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fo:border-right="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fo:border-right="1.0pt solid #000000" fo:border-bottom="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table-cell-properties fo:border-right="1.0pt solid #000000" fo:border-top="1.0pt solid #000000" fo:border-bottom="1.0pt solid #000000"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Population Ecology Virtual Lab " table:style-name="ta1" table:print="false">
        <office:forms form:automatic-focus="false" form:apply-design-mode="false"/>
        <table:table-column table:style-name="co2" table:number-columns-repeated="12" table:default-cell-style-name="ce15"/>
        <table:table-column table:style-name="co1" table:default-cell-style-name="ce15" table:number-columns-repeated="244"/>
        <table:table-row table:style-name="ro2">
          <table:table-cell table:style-name="ce21" office:value-type="string">
            <text:p>Lab id</text:p>
          </table:table-cell>
          <table:table-cell table:style-name="ce21" office:value-type="string">
            <text:p>Experiment id</text:p>
          </table:table-cell>
          <table:table-cell table:style-name="ce21" office:value-type="string">
            <text:p>Requirements</text:p>
          </table:table-cell>
          <table:table-cell table:style-name="ce21" office:value-type="string">
            <text:p>Test Step Id</text:p>
          </table:table-cell>
          <table:table-cell table:style-name="ce21" office:value-type="string">
            <text:p>Test Case Type</text:p>
          </table:table-cell>
          <table:table-cell table:style-name="ce21" office:value-type="string">
            <text:p>Test Description</text:p>
          </table:table-cell>
          <table:table-cell table:style-name="ce21" office:value-type="string">
            <text:p>Test Steps</text:p>
          </table:table-cell>
          <table:table-cell table:style-name="ce21" office:value-type="string">
            <text:p>Expected Result</text:p>
          </table:table-cell>
          <table:table-cell table:style-name="ce21" office:value-type="string">
            <text:p>Status</text:p>
          </table:table-cell>
          <table:table-cell table:style-name="ce21" office:value-type="string">
            <text:p>Test Case Owner</text:p>
          </table:table-cell>
          <table:table-cell table:style-name="ce21" office:value-type="string">
            <text:p>Pre/Post Conditions</text:p>
          </table:table-cell>
          <table:table-cell table:style-name="ce21" office:value-type="string">
            <text:p>Data/Environment Required</text:p>
          </table:table-cell>
          <table:table-cell table:style-name="ce21" office:value-type="string">
            <text:p>Dev Owner</text:p>
          </table:table-cell>
          <table:table-cell table:style-name="ce21" office:value-type="string">
            <text:p>Reviewed</text:p>
          </table:table-cell>
          <table:table-cell table:style-name="ce21" office:value-type="string">
            <text:p>History</text:p>
          </table:table-cell>
          <table:table-cell table:number-columns-repeated="20" table:style-name="ce22"/>
        </table:table-row>
        <table:table-row table:style-name="ro3">
          <table:table-cell table:style-name="ce23" office:value-type="string">
            <text:p>Population Ecology Virtual Lab II</text:p>
          </table:table-cell>
          <table:table-cell table:style-name="ce24"/>
          <table:table-cell table:style-name="ce24" office:value-type="string">
            <text:p>User friendliness of the Experiment</text:p>
          </table:table-cell>
          <table:table-cell table:style-name="ce24" office:value-type="float" office:value="1">
            <text:p>1</text:p>
          </table:table-cell>
          <table:table-cell table:style-name="ce24" office:value-type="string">
            <text:p>Usability</text:p>
          </table:table-cell>
          <table:table-cell table:style-name="ce24" office:value-type="string">
            <text:p>Experiment should be easily usable</text:p>
          </table:table-cell>
          <table:table-cell table:style-name="ce24" office:value-type="string">
            <text:p>While testing observe for easiness to use the features of the experiment

Information to use the experiment
Navigation
Look and Feel
Speed</text:p>
          </table:table-cell>
          <table:table-cell table:style-name="ce24" office:value-type="string">
            <text:p>Experiment should be user friendly</text:p>
          </table:table-cell>
          <table:table-cell table:style-name="ce23" office:value-type="string">
            <text:p>Inprogress</text:p>
          </table:table-cell>
          <table:table-cell table:style-name="ce24" office:value-type="string">
            <text:p>Nihanth</text:p>
          </table:table-cell>
          <table:table-cell table:style-name="ce23" office:value-type="string">
            <text:p>1.Open the url vlabs.ac.in and vlabs home page will be displayed
2. Click on Amrita University and a list of labs will be displayed on the screen 
3.Select Population Ecology Virtual Lab II lab and a list of experiments will be displayed 
4.Select Optimal For Aging experiment</text:p>
          </table:table-cell>
          <table:table-cell table:style-name="ce24" office:value-type="string">
            <text:p>OS: Windows 7, Linux
Browsers: Firefox,Chrome
Bandwidth : 100Mbps
Hardware Configuration:8GBRAM , 
Processor:i5</text:p>
          </table:table-cell>
          <table:table-cell table:number-columns-repeated="3" table:style-name="ce24"/>
          <table:table-cell table:number-columns-repeated="20" table:style-name="ce25"/>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view the theory of “Optimal For Aging” experiment</text:p>
          </table:table-cell>
          <table:table-cell table:style-name="ce24" office:value-type="float" office:value="2">
            <text:p>2</text:p>
          </table:table-cell>
          <table:table-cell table:style-name="ce24" office:value-type="string">
            <text:p>Positive</text:p>
          </table:table-cell>
          <table:table-cell table:style-name="ce23" office:value-type="string">
            <text:p>To view the theory of Optimal For Aging experiment</text:p>
          </table:table-cell>
          <table:table-cell table:style-name="ce24" office:value-type="string">
            <text:p>1.Click on the theory link 
2.It should re-direct to the theory page</text:p>
          </table:table-cell>
          <table:table-cell table:style-name="ce24" office:value-type="string">
            <text:p>1.Theory page should be opened
2.Content should be present with no distortions and Junk characters</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cell table:number-columns-repeated="20" table:style-name="ce26"/>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view the procedure of “Optimal For Aging” experiment</text:p>
          </table:table-cell>
          <table:table-cell table:style-name="ce24" office:value-type="float" office:value="3">
            <text:p>3</text:p>
          </table:table-cell>
          <table:table-cell table:style-name="ce24" office:value-type="string">
            <text:p>Positive</text:p>
          </table:table-cell>
          <table:table-cell table:style-name="ce23" office:value-type="string">
            <text:p>To view the procedure of Optimal For Aging experiment</text:p>
          </table:table-cell>
          <table:table-cell table:style-name="ce24" office:value-type="string">
            <text:p>1.Click on the procedure link 
2.It should re-direct to the procedure page</text:p>
          </table:table-cell>
          <table:table-cell table:style-name="ce24" office:value-type="string">
            <text:p>1.Procedure page should be opened
2.Content should be present with no distortions and Junk's characters</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cell table:number-columns-repeated="20" table:style-name="ce26"/>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view ,take the Self evaluation and then cancel the Self evaluation of “Optimal For Aging” experiment</text:p>
          </table:table-cell>
          <table:table-cell table:style-name="ce24" office:value-type="float" office:value="4">
            <text:p>4</text:p>
          </table:table-cell>
          <table:table-cell table:style-name="ce24" office:value-type="string">
            <text:p>Positive</text:p>
          </table:table-cell>
          <table:table-cell table:style-name="ce23" office:value-type="string">
            <text:p>To view ,take the Self evaluation and then cancel the Self evaluation of “Optimal For Aging” experiment</text:p>
          </table:table-cell>
          <table:table-cell table:style-name="ce24" office:value-type="string">
            <text:p>1.Click on the Self evaluation link 
2.It should re-direct to the Self evaluation page with questions and answers
3.Select the correct answer using the corresponding radio buttons and Click on the cancel button</text:p>
          </table:table-cell>
          <table:table-cell table:style-name="ce24" office:value-type="string">
            <text:p>1.Self evaluation page should be opened
2.Content should be present with no distortions and Junk's characters
3.Answers selected radio buttons should get unselected</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cell table:number-columns-repeated="19" table:style-name="ce26"/>
          <table:table-cell table:style-name="ce27" office:value-type="string">
            <text:p>Implementation</text:p>
          </table:table-cell>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view and take the test and then submit the Self evaluation of “Optimal For Aging” experiment</text:p>
          </table:table-cell>
          <table:table-cell table:style-name="ce24" office:value-type="float" office:value="5">
            <text:p>5</text:p>
          </table:table-cell>
          <table:table-cell table:style-name="ce24" office:value-type="string">
            <text:p>Positive</text:p>
          </table:table-cell>
          <table:table-cell table:style-name="ce23" office:value-type="string">
            <text:p>To view ,take the Self evaluation and then submit the Self evaluation of “Optimal For Aging” experiment</text:p>
          </table:table-cell>
          <table:table-cell table:style-name="ce23" office:value-type="string">
            <text:p>1.Click on the Self evaluation link 
2.It should re-direct to the Self evaluation page with questions and answers
3.Select the correct answer using the corresponding radio buttons and Click on the submit button
</text:p>
          </table:table-cell>
          <table:table-cell table:style-name="ce24" office:value-type="string">
            <text:p>1.Self evaluation page should be opened
2.Content should be present with no distortions and Junk's characters
3.Result should be displayed with the correct option if the selected option is wrong. 
4.If the selected option is correct a message should be displayed that the selected answer is correct</text:p>
          </table:table-cell>
          <table:table-cell table:style-name="ce23" office:value-type="string">
            <text:p>Inprogress</text:p>
          </table:table-cell>
          <table:table-cell table:style-name="ce24"/>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cell table:number-columns-repeated="19" table:style-name="ce26"/>
          <table:table-cell table:style-name="ce27" office:value-type="string">
            <text:p>Out of Box</text:p>
          </table:table-cell>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view and take the test and then submit the Self evaluation of “Optimal For Aging” experiment</text:p>
          </table:table-cell>
          <table:table-cell table:style-name="ce24" office:value-type="float" office:value="6">
            <text:p>6</text:p>
          </table:table-cell>
          <table:table-cell table:style-name="ce24" office:value-type="string">
            <text:p>Negative</text:p>
          </table:table-cell>
          <table:table-cell table:style-name="ce23" office:value-type="string">
            <text:p>To view ,take the Self evaluation and then submit the Self evaluation of “Optimal For Aging” experiment</text:p>
          </table:table-cell>
          <table:table-cell table:style-name="ce24" office:value-type="string">
            <text:p>1.Click on the Self evaluation link 
2.It should re-direct to the Self evaluation page with questions and answers
3.In the Self evaluation select an option only for one question and then click on submit button</text:p>
          </table:table-cell>
          <table:table-cell table:style-name="ce24" office:value-type="string">
            <text:p>1.Self evaluation page should be opened
2.Content should be present with no distortions and Junk's characters
3.Result should be displayed with the correct option if the selected option is wrong or an error message should be displayed to complete the test.</text:p>
          </table:table-cell>
          <table:table-cell table:style-name="ce23" office:value-type="string">
            <text:p>Inprogress</text:p>
          </table:table-cell>
          <table:table-cell table:style-name="ce24"/>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cell table:number-columns-repeated="19" table:style-name="ce26"/>
          <table:table-cell table:style-name="ce27" office:value-type="string">
            <text:p>Out of Box</text:p>
          </table:table-cell>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cancel the Self evaluation of “Optimal For Aging” experiment without selecting the options</text:p>
          </table:table-cell>
          <table:table-cell table:style-name="ce24" office:value-type="float" office:value="7">
            <text:p>7</text:p>
          </table:table-cell>
          <table:table-cell table:style-name="ce23" office:value-type="string">
            <text:p>Out of box</text:p>
          </table:table-cell>
          <table:table-cell table:style-name="ce24" office:value-type="string">
            <text:p>To know if the radio buttons are not selected and Clicked on cancel button</text:p>
          </table:table-cell>
          <table:table-cell table:style-name="ce24" office:value-type="string">
            <text:p>1.Click on the Self evaluation link 
2.It should re-direct to the Self evaluation page with questions and answers
3.Don't Select the answers using the corresponding radio buttons and Click on the cancel button</text:p>
          </table:table-cell>
          <table:table-cell table:style-name="ce24" office:value-type="string">
            <text:p>1.Self evaluation page should be opened
2.Content should be present with no distortions and Junk characters
3.No error message should be dispalyed on the screen</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cell table:number-columns-repeated="20" table:style-name="ce26"/>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submit the Self evaluation of “Optimal For Aging” experiment without selecting the options</text:p>
          </table:table-cell>
          <table:table-cell table:style-name="ce24" office:value-type="float" office:value="8">
            <text:p>8</text:p>
          </table:table-cell>
          <table:table-cell table:style-name="ce24" office:value-type="string">
            <text:p>Error</text:p>
          </table:table-cell>
          <table:table-cell table:style-name="ce24" office:value-type="string">
            <text:p>To know if the radio buttons are not selected and Clicked on submit button</text:p>
          </table:table-cell>
          <table:table-cell table:style-name="ce24" office:value-type="string">
            <text:p>1.Click on the Self evaluation link 
2.It should re-direct to the Self evaluation page
3.Don't choose the options and Click on the submit button</text:p>
          </table:table-cell>
          <table:table-cell table:style-name="ce24" office:value-type="string">
            <text:p>1.Self evaluation page should be opened
2.Content should be present with no distortions and Junk's characters
3.Result should be displayed with the correct options or an error message should be displayed as to choose any one of the options</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cell table:number-columns-repeated="20" table:style-name="ce26"/>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view and take the test and cancel the Self evaluation andthen submit the Self evaluation of “Optimal For Aging” experiment</text:p>
          </table:table-cell>
          <table:table-cell table:style-name="ce24" office:value-type="float" office:value="9">
            <text:p>9</text:p>
          </table:table-cell>
          <table:table-cell table:style-name="ce24" office:value-type="string">
            <text:p>Negative</text:p>
          </table:table-cell>
          <table:table-cell table:style-name="ce23" office:value-type="string">
            <text:p>To view and take the test and cancel the Self evaluation and then submit the Self evaluation of “Optimal For Aging” experiment</text:p>
          </table:table-cell>
          <table:table-cell table:style-name="ce24" office:value-type="string">
            <text:p>1.Click on the Self evaluation link 
2.It should re-direct to the Self evaluation page with questions and answers
3.Select the correct answer using the corresponding radio buttons and Click on the cancel button
4.Don't choose the options and Click on the submit button</text:p>
          </table:table-cell>
          <table:table-cell table:style-name="ce24" office:value-type="string">
            <text:p>1.Self evaluation page should be opened
2.Content should be present with no distortions and Junk's characters
3.Answers selected radio buttons should get unselected 
4.Result should be displayed with the correct options or an error message should be displayed as to choose any one of the options</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cell table:number-columns-repeated="19" table:style-name="ce26"/>
          <table:table-cell table:style-name="ce27" office:value-type="string">
            <text:p>Out of Box</text:p>
          </table:table-cell>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view the simulation of “Optimal For Aging” experiment</text:p>
          </table:table-cell>
          <table:table-cell table:style-name="ce24" office:value-type="float" office:value="10">
            <text:p>10</text:p>
          </table:table-cell>
          <table:table-cell table:style-name="ce24" office:value-type="string">
            <text:p>Positive</text:p>
          </table:table-cell>
          <table:table-cell table:style-name="ce23" office:value-type="string">
            <text:p>To view the simulation of Optimal For Aging experiment</text:p>
          </table:table-cell>
          <table:table-cell table:style-name="ce24" office:value-type="string">
            <text:p>1.Click on the simulation link 
2.It should re-direct to the simulation page</text:p>
          </table:table-cell>
          <table:table-cell table:style-name="ce24" office:value-type="string">
            <text:p>1.Simulation page should be opened
2. A simulator link should be present
3.Content should be present with no distortions and Junk's characters</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cell table:number-columns-repeated="20" table:style-name="ce26"/>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the simulate the “Optimal For Aging” experiment</text:p>
          </table:table-cell>
          <table:table-cell table:style-name="ce24" office:value-type="float" office:value="11">
            <text:p>11</text:p>
          </table:table-cell>
          <table:table-cell table:style-name="ce24" office:value-type="string">
            <text:p>Positive</text:p>
          </table:table-cell>
          <table:table-cell table:style-name="ce23" office:value-type="string">
            <text:p>To simulate the Optimal For Aging experiment</text:p>
          </table:table-cell>
          <table:table-cell table:style-name="ce23" office:value-type="string">
            <text:p>1.Click on the simulation link 
2.It should re-direct to the simulation page
3.Click on the simulator link 
4.A new tab will be opened with simulation proces
5.Using the scrollbar select the  values for variables like Handling of worm,Abundance of worm,Fractions,Ending value,Handling of Beetle and Abundance of Beetle
6.Click on the Run button to start the simulation process
7.To restart the simulation process, click on the reset button </text:p>
          </table:table-cell>
          <table:table-cell table:style-name="ce23" office:value-type="string">
            <text:p>1.Simulation page should be opened
2. A simulator link should be present
3.Content should be present with no distortions and Junk charactersthe 
4.Result Graphs should be displayed on the screen
5.When we click on the reset button, the graphs displayed on the screen should be erased and It should redirect to the simulation home  page</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
Data : 5,16,52</text:p>
          </table:table-cell>
          <table:table-cell table:number-columns-repeated="2" table:style-name="ce24"/>
          <table:table-cell table:style-name="ce23" office:value-type="string">
            <text:p>There is a step that is missed out Abundance of Beetle value should change with the value changes in the scroll.</text:p>
          </table:table-cell>
          <table:table-cell table:number-columns-repeated="20" table:style-name="ce26"/>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the simulate the “Optimal For Aging” experiment</text:p>
          </table:table-cell>
          <table:table-cell table:style-name="ce24" office:value-type="float" office:value="12">
            <text:p>12</text:p>
          </table:table-cell>
          <table:table-cell table:style-name="ce24" office:value-type="string">
            <text:p>Out of box</text:p>
          </table:table-cell>
          <table:table-cell table:style-name="ce23" office:value-type="string">
            <text:p>To simulate the Optimal For Aging experiment</text:p>
          </table:table-cell>
          <table:table-cell table:style-name="ce23" office:value-type="string">
            <text:p>1.Click on the simulation link 
2.It should re-direct to the simulation page
3.Click on the simulator link 
4.A new tab will be opened with simulation proces
5. Using the scrollbar select the  values for variables like Handling of worm,Abundance of worm,Fractions,Ending value,Handling of Beetle and Abundance of Beetle
6. Don't click on the run button and click on the reset button
</text:p>
          </table:table-cell>
          <table:table-cell table:style-name="ce23" office:value-type="string">
            <text:p>1.Simulation page should be opened
2. A simulator link should be present
3.Content should be present with no distortions and Junk charactersthe 
4.Nothing should be displayed on the screen
5.When you click Reset button, the Graph should be clear and it should redirect to the simulation homr page</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
Data : 5,16,52</text:p>
          </table:table-cell>
          <table:table-cell table:number-columns-repeated="2" table:style-name="ce24"/>
          <table:table-cell table:style-name="ce23" office:value-type="string">
            <text:p>When you click Reset button, the Graph should be clear, this is the final step in this test case.</text:p>
          </table:table-cell>
          <table:table-cell table:number-columns-repeated="20" table:style-name="ce26"/>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view the reference of “Optimal For Aging” experiment</text:p>
          </table:table-cell>
          <table:table-cell table:style-name="ce24" office:value-type="float" office:value="13">
            <text:p>13</text:p>
          </table:table-cell>
          <table:table-cell table:style-name="ce24" office:value-type="string">
            <text:p>Positive</text:p>
          </table:table-cell>
          <table:table-cell table:style-name="ce23" office:value-type="string">
            <text:p>To view the reference of “Optimal For Aging” experiment</text:p>
          </table:table-cell>
          <table:table-cell table:style-name="ce24" office:value-type="string">
            <text:p>1.Click on the reference link 
2.It should re-direct to the reference page</text:p>
          </table:table-cell>
          <table:table-cell table:style-name="ce24" office:value-type="string">
            <text:p>1.Reference page should be opened
2.Content should be present with no distortions and Junk's characters
3.reference links should be present in the page</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cell table:number-columns-repeated="20" table:style-name="ce26"/>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known the reference links of “Optimal For Aging” experiment are working or not</text:p>
          </table:table-cell>
          <table:table-cell table:style-name="ce24" office:value-type="float" office:value="14">
            <text:p>14</text:p>
          </table:table-cell>
          <table:table-cell table:style-name="ce24" office:value-type="string">
            <text:p>Positive</text:p>
          </table:table-cell>
          <table:table-cell table:style-name="ce23" office:value-type="string">
            <text:p>To view the refered links of “Optimal For Aging” experiment are working or not</text:p>
          </table:table-cell>
          <table:table-cell table:style-name="ce24" office:value-type="string">
            <text:p>1.Click on the reference link 
2.It should re-direct to the reference page
3.Click on the refered links shown in the page</text:p>
          </table:table-cell>
          <table:table-cell table:style-name="ce24" office:value-type="string">
            <text:p>1.Reference page should be opened
2.Content should be present with no distortions and Junk's characters
3.Reference links should be present in the page
4.A new tab should be opened with the refered link</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cell table:number-columns-repeated="20" table:style-name="ce26"/>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view the assignment of “Optimal For Aging” experiment</text:p>
          </table:table-cell>
          <table:table-cell table:style-name="ce24" office:value-type="float" office:value="15">
            <text:p>15</text:p>
          </table:table-cell>
          <table:table-cell table:style-name="ce24" office:value-type="string">
            <text:p>Positive</text:p>
          </table:table-cell>
          <table:table-cell table:style-name="ce23" office:value-type="string">
            <text:p>To view the assignment of the Optimal For Aging experiment</text:p>
          </table:table-cell>
          <table:table-cell table:style-name="ce24" office:value-type="string">
            <text:p>1.Click on the assignment link 
2.It should re-direct to the assignment page</text:p>
          </table:table-cell>
          <table:table-cell table:style-name="ce24" office:value-type="string">
            <text:p>1Asignment page should be opened
2.Content should be present with no distortions and Junk's characters</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cell table:number-columns-repeated="20" table:style-name="ce26"/>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give the feedback of “Optimal For Aging” experiment</text:p>
          </table:table-cell>
          <table:table-cell table:style-name="ce24" office:value-type="float" office:value="16">
            <text:p>16</text:p>
          </table:table-cell>
          <table:table-cell table:style-name="ce24" office:value-type="string">
            <text:p>Positive</text:p>
          </table:table-cell>
          <table:table-cell table:style-name="ce23" office:value-type="string">
            <text:p>To give the feedback of the Optimal For Aging experiment</text:p>
          </table:table-cell>
          <table:table-cell table:style-name="ce24" office:value-type="string">
            <text:p>1.Click on the feddback link 
2.It should re-direct to the feedback page
3.Select the appropriate options from the dropdown list,radio buttons and entering through keyboard and click on cancel button</text:p>
          </table:table-cell>
          <table:table-cell table:style-name="ce24" office:value-type="string">
            <text:p>1.Feedback page should be opened
2.Content should be present with no distortions and Junk's characters
3.The options selected from the dropdown list,radio buttons and the data entered through keyboard should be erased</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cell table:number-columns-repeated="20" table:style-name="ce26"/>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give the feedback of “Optimal For Aging” experiment</text:p>
          </table:table-cell>
          <table:table-cell table:style-name="ce24" office:value-type="float" office:value="17">
            <text:p>17</text:p>
          </table:table-cell>
          <table:table-cell table:style-name="ce24" office:value-type="string">
            <text:p>Positive</text:p>
          </table:table-cell>
          <table:table-cell table:style-name="ce23" office:value-type="string">
            <text:p>To give the feedback of the Optimal For Aging experiment</text:p>
          </table:table-cell>
          <table:table-cell table:style-name="ce24" office:value-type="string">
            <text:p>1.Click on the feddback link 
2.It should re-direct to the feedback page
3.Select the appropriate options from the dropdown list,radio buttons and entering through keyboard and click on submit button
4.Given feedback should be stored in the backend database.</text:p>
          </table:table-cell>
          <table:table-cell table:style-name="ce24" office:value-type="string">
            <text:p>1.Feedback page should be opened
2.Content should be present with no distortions and Junk's characters
3.A message should be displayed on the screen as “your feedback is successfully submitted”.</text:p>
          </table:table-cell>
          <table:table-cell table:style-name="ce24"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cell table:number-columns-repeated="20" table:style-name="ce26"/>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give the feedback of “Optimal For Aging” experiment</text:p>
          </table:table-cell>
          <table:table-cell table:style-name="ce24" office:value-type="float" office:value="18">
            <text:p>18</text:p>
          </table:table-cell>
          <table:table-cell table:style-name="ce24" office:value-type="string">
            <text:p>Negative</text:p>
          </table:table-cell>
          <table:table-cell table:style-name="ce23" office:value-type="string">
            <text:p>To give the feedback of the Optimal For Aging experiment</text:p>
          </table:table-cell>
          <table:table-cell table:style-name="ce24" office:value-type="string">
            <text:p>1.Click on the feddback link 
2.It should re-direct to the feedback page
3.Don't select the appropriate options from the dropdown list,radio buttons and don't enter the data through keyboard and click on submit button
4.Given feedback should be stored in the backend database.</text:p>
          </table:table-cell>
          <table:table-cell table:style-name="ce24" office:value-type="string">
            <text:p>1.Feedback page should be opened
2.Content should be present with no distortions and Junk's characters
3.A error message should be displayed on the screen.</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cell table:number-columns-repeated="20" table:style-name="ce26"/>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give the feedback of “Optimal For Aging” experiment</text:p>
          </table:table-cell>
          <table:table-cell table:style-name="ce24" office:value-type="float" office:value="19">
            <text:p>19</text:p>
          </table:table-cell>
          <table:table-cell table:style-name="ce24" office:value-type="string">
            <text:p>Negative</text:p>
          </table:table-cell>
          <table:table-cell table:style-name="ce23" office:value-type="string">
            <text:p>To give the feedback of the Optimal For Aging experiment</text:p>
          </table:table-cell>
          <table:table-cell table:style-name="ce24" office:value-type="string">
            <text:p>1.Click on the feddback link 
2.It should re-direct to the feedback page
3.Don't select the appropriate options from the dropdown list,radio buttons and enter the data through keyboard and click on submit button
4.Given feedback should be stored in the backend database.</text:p>
          </table:table-cell>
          <table:table-cell table:style-name="ce24" office:value-type="string">
            <text:p>1.Feedback page should be opened
2.Content should be present with no distortions and Junk's characters
3.A error message should be displayed on the screen as “to complete all the fields”.</text:p>
          </table:table-cell>
          <table:table-cell table:style-name="ce24"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cell table:number-columns-repeated="20" table:style-name="ce26"/>
        </table:table-row>
        <table:table-row table:style-name="ro3">
          <table:table-cell table:style-name="ce23" office:value-type="string">
            <text:p>Population Ecology Virtual Lab II</text:p>
          </table:table-cell>
          <table:table-cell table:style-name="ce24"/>
          <table:table-cell table:style-name="ce24" office:value-type="string">
            <text:p>User should be able to go to anyother links of the experiment from any section of the experiment</text:p>
          </table:table-cell>
          <table:table-cell table:style-name="ce24" office:value-type="float" office:value="20">
            <text:p>20</text:p>
          </table:table-cell>
          <table:table-cell table:style-name="ce24" office:value-type="string">
            <text:p>Usability</text:p>
          </table:table-cell>
          <table:table-cell table:style-name="ce24" office:value-type="string">
            <text:p>To go to other links in the experiments</text:p>
          </table:table-cell>
          <table:table-cell table:style-name="ce24" office:value-type="string">
            <text:p>1.Click on the Aim link 
2.It should re-direct to the Aim page
3.Click on the procedure or any other link</text:p>
          </table:table-cell>
          <table:table-cell table:style-name="ce24" office:value-type="string">
            <text:p>1.Aim page should be opened
2.Content should be present with no distortions and Junk characters
3.It should redirect to the procedure or any other page of the experiment.</text:p>
          </table:table-cell>
          <table:table-cell table:style-name="ce24"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cell table:number-columns-repeated="20" table:style-name="ce26"/>
        </table:table-row>
        <table:table-row table:style-name="ro3">
          <table:table-cell table:style-name="ce23" office:value-type="string">
            <text:p>Population Ecology Virtual Lab II</text:p>
          </table:table-cell>
          <table:table-cell table:style-name="ce24"/>
          <table:table-cell table:style-name="ce24" office:value-type="string">
            <text:p>User should be provided with information on minimum system requirement to run the experiment. Like:

Bandwidth : 
Hardware Configuration:
Processor:
Device Resolution:
Software Required:</text:p>
          </table:table-cell>
          <table:table-cell table:style-name="ce24" office:value-type="float" office:value="21">
            <text:p>21</text:p>
          </table:table-cell>
          <table:table-cell table:style-name="ce24" office:value-type="string">
            <text:p>Usability</text:p>
          </table:table-cell>
          <table:table-cell table:style-name="ce24" office:value-type="string">
            <text:p>User To view minium requirement to run the experiment</text:p>
          </table:table-cell>
          <table:table-cell table:style-name="ce23" office:value-type="string">
            <text:p>1.Open the url vlabs.ac.in and vlabs home page will be displayed
2. Click on Amrita University and a list of labs will be displayed on the screen 
3.Select Population Ecology Virtual Lab II and a list of experiments will be displayed 
4.Select Optimal For Aging experiment</text:p>
          </table:table-cell>
          <table:table-cell table:style-name="ce24" office:value-type="string">
            <text:p>A page or Scrolling should appear providing information on minimum requirement to run this experiment, information like:

Bandwith 
Device Resolution 
Hardware Config 
Software Required</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cell table:number-columns-repeated="20" table:style-name="ce26"/>
        </table:table-row>
      </table:table>
      <table:table table:name="Sheet1" table:style-name="ta2" table:print="false">
        <office:forms form:automatic-focus="false" form:apply-design-mode="false"/>
        <table:table-column table:style-name="co2" table:number-columns-repeated="15" table:default-cell-style-name="ce15"/>
        <table:table-column table:style-name="co3" table:default-cell-style-name="ce15" table:number-columns-repeated="241"/>
        <table:table-row table:style-name="ro2">
          <table:table-cell table:style-name="ce21" office:value-type="string">
            <text:p>Lab id</text:p>
          </table:table-cell>
          <table:table-cell table:style-name="ce21" office:value-type="string">
            <text:p>Experiment id</text:p>
          </table:table-cell>
          <table:table-cell table:style-name="ce21" office:value-type="string">
            <text:p>Requirements</text:p>
          </table:table-cell>
          <table:table-cell table:style-name="ce21" office:value-type="string">
            <text:p>Test Step Id</text:p>
          </table:table-cell>
          <table:table-cell table:style-name="ce21" office:value-type="string">
            <text:p>Test Case Type</text:p>
          </table:table-cell>
          <table:table-cell table:style-name="ce21" office:value-type="string">
            <text:p>Test Description</text:p>
          </table:table-cell>
          <table:table-cell table:style-name="ce21" office:value-type="string">
            <text:p>Test Steps</text:p>
          </table:table-cell>
          <table:table-cell table:style-name="ce21" office:value-type="string">
            <text:p>Expected Result</text:p>
          </table:table-cell>
          <table:table-cell table:style-name="ce21" office:value-type="string">
            <text:p>Status</text:p>
          </table:table-cell>
          <table:table-cell table:style-name="ce21" office:value-type="string">
            <text:p>Test Case Owner</text:p>
          </table:table-cell>
          <table:table-cell table:style-name="ce21" office:value-type="string">
            <text:p>Pre/Post Conditions</text:p>
          </table:table-cell>
          <table:table-cell table:style-name="ce21" office:value-type="string">
            <text:p>Data/Environment Required</text:p>
          </table:table-cell>
          <table:table-cell table:style-name="ce21" office:value-type="string">
            <text:p>Dev Owner</text:p>
          </table:table-cell>
          <table:table-cell table:style-name="ce21" office:value-type="string">
            <text:p>Reviewed</text:p>
          </table:table-cell>
          <table:table-cell table:style-name="ce21" office:value-type="string">
            <text:p>History</text:p>
          </table:table-cell>
          <table:table-cell table:number-columns-repeated="20" table:style-name="ce28"/>
        </table:table-row>
        <table:table-row table:style-name="ro3">
          <table:table-cell table:style-name="ce23" office:value-type="string">
            <text:p>Population Ecology Virtual Lab II</text:p>
          </table:table-cell>
          <table:table-cell table:style-name="ce24"/>
          <table:table-cell table:style-name="ce24" office:value-type="string">
            <text:p>User friendliness of the Experiment</text:p>
          </table:table-cell>
          <table:table-cell table:style-name="ce24" office:value-type="float" office:value="1">
            <text:p>1</text:p>
          </table:table-cell>
          <table:table-cell table:style-name="ce24" office:value-type="string">
            <text:p>Usability</text:p>
          </table:table-cell>
          <table:table-cell table:style-name="ce24" office:value-type="string">
            <text:p>Experiment should be easily usable</text:p>
          </table:table-cell>
          <table:table-cell table:style-name="ce24" office:value-type="string">
            <text:p>While testing observe for easiness to use the features of the experiment

Information to use the experiment
Navigation
Look and Feel
Speed</text:p>
          </table:table-cell>
          <table:table-cell table:style-name="ce24" office:value-type="string">
            <text:p>Experiment should be user friendly</text:p>
          </table:table-cell>
          <table:table-cell table:style-name="ce23" office:value-type="string">
            <text:p>Inprogress</text:p>
          </table:table-cell>
          <table:table-cell table:style-name="ce24" office:value-type="string">
            <text:p>Nihanth</text:p>
          </table:table-cell>
          <table:table-cell table:style-name="ce23" office:value-type="string">
            <text:p>1.Open the url vlabs.ac.in and vlabs home page will be displayed
2. Click on Amrita University and a list of labs will be displayed on the screen 
3.Select Population Ecology Virtual Lab II lab and a list of experiments will be displayed 
4.Select Optimal For Aging Pollinators experiment</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view the theory of “Optimal For Aging Pollinators” experiment</text:p>
          </table:table-cell>
          <table:table-cell table:style-name="ce23" office:value-type="float" office:value="2">
            <text:p>2</text:p>
          </table:table-cell>
          <table:table-cell table:style-name="ce24" office:value-type="string">
            <text:p>Positive</text:p>
          </table:table-cell>
          <table:table-cell table:style-name="ce23" office:value-type="string">
            <text:p>To view the theory of Optimal For Aging Pollinators experiment</text:p>
          </table:table-cell>
          <table:table-cell table:style-name="ce24" office:value-type="string">
            <text:p>1.Click on the theory link 
2.It should re-direct to the theory page</text:p>
          </table:table-cell>
          <table:table-cell table:style-name="ce24" office:value-type="string">
            <text:p>1.Theory page should be opened
2.Content should be present with no distortions and Junk characters</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view the procedure of “Optimal For Aging Pollinators” experiment</text:p>
          </table:table-cell>
          <table:table-cell table:style-name="ce24" office:value-type="float" office:value="3">
            <text:p>3</text:p>
          </table:table-cell>
          <table:table-cell table:style-name="ce24" office:value-type="string">
            <text:p>Positive</text:p>
          </table:table-cell>
          <table:table-cell table:style-name="ce23" office:value-type="string">
            <text:p>To view the procedure of Optimal For Aging Pollinators experiment</text:p>
          </table:table-cell>
          <table:table-cell table:style-name="ce24" office:value-type="string">
            <text:p>1.Click on the procedure link 
2.It should re-direct to the procedure page</text:p>
          </table:table-cell>
          <table:table-cell table:style-name="ce24" office:value-type="string">
            <text:p>1.Procedure page should be opened
2.Content should be present with no distortions and Junk's characters</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view ,take the Self evaluation and then cancel the Self evaluation of “Optimal For Aging Pollinators” experiment</text:p>
          </table:table-cell>
          <table:table-cell table:style-name="ce23" office:value-type="float" office:value="4">
            <text:p>4</text:p>
          </table:table-cell>
          <table:table-cell table:style-name="ce24" office:value-type="string">
            <text:p>Positive</text:p>
          </table:table-cell>
          <table:table-cell table:style-name="ce23" office:value-type="string">
            <text:p>To view ,take the Self evaluation and then cancel the Self evaluation of “Optimal For Aging Pollinators” experiment</text:p>
          </table:table-cell>
          <table:table-cell table:style-name="ce24" office:value-type="string">
            <text:p>1.Click on the Self evaluation link 
2.It should re-direct to the Self evaluation page with questions and answers
3.Select the correct answer using the corresponding radio buttons and Click on the cancel button</text:p>
          </table:table-cell>
          <table:table-cell table:style-name="ce24" office:value-type="string">
            <text:p>1.Self evaluation page should be opened
2.Content should be present with no distortions and Junk's characters
3.Answers selected radio buttons should get unselected</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view and take the test and then submit the Self evaluation of “Optimal For Aging Pollinators” experiment</text:p>
          </table:table-cell>
          <table:table-cell table:style-name="ce24" office:value-type="float" office:value="5">
            <text:p>5</text:p>
          </table:table-cell>
          <table:table-cell table:style-name="ce24" office:value-type="string">
            <text:p>Positive</text:p>
          </table:table-cell>
          <table:table-cell table:style-name="ce23" office:value-type="string">
            <text:p>To view ,take the Self evaluation and then submit the Self evaluation of “Optimal For Aging Pollinators” experiment</text:p>
          </table:table-cell>
          <table:table-cell table:style-name="ce24" office:value-type="string">
            <text:p>1.Click on the Self evaluation link 
2.It should re-direct to the Self evaluation page with questions and answers
3.Select the correct answer using the corresponding radio buttons and Click on the submit button
4.Don't choose the options and Click on the submit button</text:p>
          </table:table-cell>
          <table:table-cell table:style-name="ce24" office:value-type="string">
            <text:p>1.Self evaluation page should be opened
2.Content should be present with no distortions and Junk's characters
3.Result should be displayed with the correct option if the selected option is wrong. 
4.If the selected option is correct a message should be displayed that the selected answer is correct</text:p>
          </table:table-cell>
          <table:table-cell table:style-name="ce23" office:value-type="string">
            <text:p>Inprogress</text:p>
          </table:table-cell>
          <table:table-cell table:style-name="ce24"/>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view and take the test and then submit the Self evaluation of “Optimal For Aging Pollinators” experiment</text:p>
          </table:table-cell>
          <table:table-cell table:style-name="ce23" office:value-type="float" office:value="6">
            <text:p>6</text:p>
          </table:table-cell>
          <table:table-cell table:style-name="ce24" office:value-type="string">
            <text:p>Negative</text:p>
          </table:table-cell>
          <table:table-cell table:style-name="ce23" office:value-type="string">
            <text:p>To view ,take the Self evaluation and then submit the Self evaluation of “Optimal For Aging Pollinators” experiment</text:p>
          </table:table-cell>
          <table:table-cell table:style-name="ce24" office:value-type="string">
            <text:p>1.Click on the Self evaluation link 
2.It should re-direct to the Self evaluation page with questions and answers
3.In the Self evaluation select an option only for one question and then click on submit button</text:p>
          </table:table-cell>
          <table:table-cell table:style-name="ce24" office:value-type="string">
            <text:p>1.Self evaluation page should be opened
2.Content should be present with no distortions and Junk's characters
3.Result should be displayed with the correct option if the selected option is wrong or an error message should be displayed to complete the test.</text:p>
          </table:table-cell>
          <table:table-cell table:style-name="ce23" office:value-type="string">
            <text:p>Inprogress</text:p>
          </table:table-cell>
          <table:table-cell table:style-name="ce24"/>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cancel the Self evaluation of “Optimal For Aging Pollinators” experiment without selecting the options</text:p>
          </table:table-cell>
          <table:table-cell table:style-name="ce24" office:value-type="float" office:value="7">
            <text:p>7</text:p>
          </table:table-cell>
          <table:table-cell table:style-name="ce23" office:value-type="string">
            <text:p>Out of box</text:p>
          </table:table-cell>
          <table:table-cell table:style-name="ce24" office:value-type="string">
            <text:p>To know if the radio buttons are not selected and Clicked on cancel button</text:p>
          </table:table-cell>
          <table:table-cell table:style-name="ce24" office:value-type="string">
            <text:p>1.Click on the Self evaluation link 
2.It should re-direct to the Self evaluation page with questions and answers
3.Don't Select the answers using the corresponding radio buttons and Click on the cancel button</text:p>
          </table:table-cell>
          <table:table-cell table:style-name="ce24" office:value-type="string">
            <text:p>1.Self evaluation page should be opened
2.Content should be present with no distortions and Junk characters
3.No error message should be dispalyed on the screen</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submit the Self evaluation of “Optimal For Aging Pollinators” experiment without selecting the options</text:p>
          </table:table-cell>
          <table:table-cell table:style-name="ce23" office:value-type="float" office:value="8">
            <text:p>8</text:p>
          </table:table-cell>
          <table:table-cell table:style-name="ce24" office:value-type="string">
            <text:p>Error</text:p>
          </table:table-cell>
          <table:table-cell table:style-name="ce24" office:value-type="string">
            <text:p>To know if the radio buttons are not selected and Clicked on submit button</text:p>
          </table:table-cell>
          <table:table-cell table:style-name="ce24" office:value-type="string">
            <text:p>1.Click on the Self evaluation link 
2.It should re-direct to the Self evaluation page
3.Don't choose the options and Click on the submit button</text:p>
          </table:table-cell>
          <table:table-cell table:style-name="ce24" office:value-type="string">
            <text:p>1.Self evaluation page should be opened
2.Content should be present with no distortions and Junk's characters
3.Result should be displayed with the correct options or an error message should be displayed as to choose any one of the options</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view and take the test and cancel the Self evaluation andthen submit the Self evaluation of “Optimal For Aging Pollinators” experiment</text:p>
          </table:table-cell>
          <table:table-cell table:style-name="ce24" office:value-type="float" office:value="9">
            <text:p>9</text:p>
          </table:table-cell>
          <table:table-cell table:style-name="ce24" office:value-type="string">
            <text:p>Negative</text:p>
          </table:table-cell>
          <table:table-cell table:style-name="ce23" office:value-type="string">
            <text:p>To view and take the test and cancel the Self evaluation and then submit the Self evaluation of “Optimal For Aging Pollinators” experiment</text:p>
          </table:table-cell>
          <table:table-cell table:style-name="ce24" office:value-type="string">
            <text:p>1.Click on the Self evaluation link 
2.It should re-direct to the Self evaluation page with questions and answers
3.Select the correct answer using the corresponding radio buttons and Click on the cancel button
4.Don't choose the options and Click on the submit button</text:p>
          </table:table-cell>
          <table:table-cell table:style-name="ce24" office:value-type="string">
            <text:p>1.Self evaluation page should be opened
2.Content should be present with no distortions and Junk's characters
3.Answers selected radio buttons should get unselected 
4.Result should be displayed with the correct options or an error message should be displayed as to choose any one of the options</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view the simulation of “Optimal For Aging Pollinators” experiment</text:p>
          </table:table-cell>
          <table:table-cell table:style-name="ce23" office:value-type="float" office:value="10">
            <text:p>10</text:p>
          </table:table-cell>
          <table:table-cell table:style-name="ce24" office:value-type="string">
            <text:p>Positive</text:p>
          </table:table-cell>
          <table:table-cell table:style-name="ce23" office:value-type="string">
            <text:p>To view the simulation of Optimal For Aging Pollinators experiment</text:p>
          </table:table-cell>
          <table:table-cell table:style-name="ce24" office:value-type="string">
            <text:p>1.Click on the simulation link 
2.It should re-direct to the simulation page</text:p>
          </table:table-cell>
          <table:table-cell table:style-name="ce24" office:value-type="string">
            <text:p>1.Simulation page should be opened
2. A simulator link should be present
3.Content should be present with no distortions and Junk's characters</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3">
          <table:table-cell table:style-name="ce29" office:value-type="string">
            <text:p>Population Ecology Virtual Lab II</text:p>
          </table:table-cell>
          <table:table-cell table:style-name="ce24"/>
          <table:table-cell table:style-name="ce29" office:value-type="string">
            <text:p>User should be able to the simulate the “Optimal For Aging Pollinators” experiment</text:p>
          </table:table-cell>
          <table:table-cell table:style-name="ce24" office:value-type="float" office:value="11">
            <text:p>11</text:p>
          </table:table-cell>
          <table:table-cell table:style-name="ce24" office:value-type="string">
            <text:p>Positive</text:p>
          </table:table-cell>
          <table:table-cell table:style-name="ce29" office:value-type="string">
            <text:p>To simulate the Optimal For Aging Pollinators experiment</text:p>
          </table:table-cell>
          <table:table-cell table:style-name="ce23" office:value-type="string">
            <text:p>1.Click on the simulation link 
2.It should re-direct to the simulation page
3.Click on the simulator link 
4.A new tab will be opened with simulation proces
5.Don't select the  values for variables like Posotion of flowers,Necter Delay(p),eb,tb and 
click on the reset button </text:p>
          </table:table-cell>
          <table:table-cell table:style-name="ce23" office:value-type="string">
            <text:p>1.Simulation page should be opened
2. A simulator link should be present
3.Content should be present with no distortions and Junk charactersthe 
4.Nothing should be displayed in the simulation page and When we click on the reset button, the graphs displayed on the screen should be erased and It should redirect to the simulation home  page</text:p>
          </table:table-cell>
          <table:table-cell table:style-name="ce29"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
Data : 5,16,52</text:p>
          </table:table-cell>
          <table:table-cell table:number-columns-repeated="3" table:style-name="ce24"/>
          <table:table-cell table:number-columns-repeated="20" table:style-name="ce30"/>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the simulate the “Optimal For Aging Pollinators” experiment</text:p>
          </table:table-cell>
          <table:table-cell table:style-name="ce23" office:value-type="float" office:value="12">
            <text:p>12</text:p>
          </table:table-cell>
          <table:table-cell table:style-name="ce24" office:value-type="string">
            <text:p>Positive</text:p>
          </table:table-cell>
          <table:table-cell table:style-name="ce23" office:value-type="string">
            <text:p>To simulate the Optimal For Aging Pollinators experiment</text:p>
          </table:table-cell>
          <table:table-cell table:style-name="ce23" office:value-type="string">
            <text:p>1.Click on the simulation link 
2.It should re-direct to the simulation page
3.Click on the simulator link 
4.A new tab will be opened with simulation proces
5.Using the scrollbar select the  values for variables like Posotion of flowers,Necter Delay(p),eb,tb.
6.Click on more variables button and assign the values for variables like ew,tw,ef,tfee,te and position and then click on the close button
6.Click on the Plot Net Calorie button to start the simulation process
7.To restart the simulation process, click on the reset button </text:p>
          </table:table-cell>
          <table:table-cell table:style-name="ce23" office:value-type="string">
            <text:p>1.Simulation page should be opened
2. A simulator link should be present
3.Content should be present with no distortions and Junk charactersthe 
4.When we click on the Plot Net Calorie button  result Graphs should be displayed on the screen
5.When we click on the reset button, the graphs displayed on the screen should be erased and It should redirect to the simulation home  page</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
Data : 5,16,52</text:p>
          </table:table-cell>
          <table:table-cell table:number-columns-repeated="2" table:style-name="ce24"/>
          <table:table-cell table:style-name="ce23" office:value-type="string">
            <text:p>Where are the values for Num of cal and Y intercept in this test case??</text:p>
          </table:table-cell>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the simulate the “Optimal For Aging Pollinators” experiment</text:p>
          </table:table-cell>
          <table:table-cell table:style-name="ce24" office:value-type="float" office:value="13">
            <text:p>13</text:p>
          </table:table-cell>
          <table:table-cell table:style-name="ce24" office:value-type="string">
            <text:p>Positive</text:p>
          </table:table-cell>
          <table:table-cell table:style-name="ce23" office:value-type="string">
            <text:p>To simulate the Optimal For Aging Pollinators experiment</text:p>
          </table:table-cell>
          <table:table-cell table:style-name="ce23" office:value-type="string">
            <text:p>1.Click on the simulation link 
2.It should re-direct to the simulation page
3.Click on the simulator link 
4.A new tab will be opened with simulation proces
5.Using the scrollbar select the  values for variables like Posotion of flowers,Necter Delay(p),eb,tb.
6.Click on more variables button and assign the values for variables like ew,tw,ef,tfee,te and position and then click on the close button
6.Click on the Plot Total Energy button to start the simulation process
7.To restart the simulation process, click on the reset button </text:p>
          </table:table-cell>
          <table:table-cell table:style-name="ce23" office:value-type="string">
            <text:p>1.Simulation page should be opened
2. A simulator link should be present
3.Content should be present with no distortions and Junk charactersthe 
4.When we click on the Plot Total Energy button  result Graphs should be displayed on the screen
5.When we click on the reset button, the graphs displayed on the screen should be erased and It should redirect to the simulation home  page</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
Data : 5,16,52</text:p>
          </table:table-cell>
          <table:table-cell table:number-columns-repeated="2" table:style-name="ce24"/>
          <table:table-cell table:style-name="ce23" office:value-type="string">
            <text:p>same as above

Where is the test case for more variables button??</text:p>
          </table:table-cell>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the simulate the “Optimal For Aging Pollinators” experiment</text:p>
          </table:table-cell>
          <table:table-cell table:style-name="ce23" office:value-type="float" office:value="14">
            <text:p>14</text:p>
          </table:table-cell>
          <table:table-cell table:style-name="ce24" office:value-type="string">
            <text:p>Positive</text:p>
          </table:table-cell>
          <table:table-cell table:style-name="ce23" office:value-type="string">
            <text:p>To simulate the Optimal For Aging Pollinators experiment</text:p>
          </table:table-cell>
          <table:table-cell table:style-name="ce23" office:value-type="string">
            <text:p>1.Click on the simulation link 
2.It should re-direct to the simulation page
3.Click on the simulator link 
4.A new tab will be opened with simulation proces
5.Using the scrollbar select the  values for variables like Posotion of flowers,Necter Delay(p),eb,tb.
6.Click on more variables button and assign the values for variables like ew,tw,ef,tfee,te and position and then click on the close button
7.Click on the Plot Total Energy button and then click on the Plot Net Calorie button.
8.To restart the simulation process, click on the reset button </text:p>
          </table:table-cell>
          <table:table-cell table:style-name="ce23" office:value-type="string">
            <text:p>1.Simulation page should be opened
2. A simulator link should be present
3.Content should be present with no distortions and Junk charactersthe 
4.When we click on the Plot Net Calorie and Plot Total Energy button  result Graphs should be displayed on the screen
5.When we click on the reset button, the graphs displayed on the screen should be erased and It should redirect to the simulation home  page</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
Data : 5,16,52</text:p>
          </table:table-cell>
          <table:table-cell table:number-columns-repeated="3" table:style-name="ce24"/>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the simulate the “Optimal For Aging Pollinators” experiment</text:p>
          </table:table-cell>
          <table:table-cell table:style-name="ce24" office:value-type="float" office:value="15">
            <text:p>15</text:p>
          </table:table-cell>
          <table:table-cell table:style-name="ce24" office:value-type="string">
            <text:p>Out of box</text:p>
          </table:table-cell>
          <table:table-cell table:style-name="ce23" office:value-type="string">
            <text:p>To simulate the Optimal For Aging Pollinators experiment</text:p>
          </table:table-cell>
          <table:table-cell table:style-name="ce23" office:value-type="string">
            <text:p>1.Click on the simulation link 
2.It should re-direct to the simulation page
3.Click on the simulator link 
4.A new tab will be opened with simulation proces
5. Using the scrollbar select the  values for variables like Handling of worm,Abundance of worm,Fractions,Ending value,Handling of Beetle and Abundance of Beetle
6. Don't click on the run button and click on the reset button
</text:p>
          </table:table-cell>
          <table:table-cell table:style-name="ce23" office:value-type="string">
            <text:p>1.Simulation page should be opened
2. A simulator link should be present
3.Content should be present with no distortions and Junk charactersthe 
4.Nothing should be displayed on the screen
5.It should redirect to the simulation homr page</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
Data : 5,16,52</text:p>
          </table:table-cell>
          <table:table-cell table:number-columns-repeated="3" table:style-name="ce24"/>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view the reference of “Optimal For Aging Pollinators” experiment</text:p>
          </table:table-cell>
          <table:table-cell table:style-name="ce23" office:value-type="float" office:value="16">
            <text:p>16</text:p>
          </table:table-cell>
          <table:table-cell table:style-name="ce24" office:value-type="string">
            <text:p>Positive</text:p>
          </table:table-cell>
          <table:table-cell table:style-name="ce23" office:value-type="string">
            <text:p>To view the reference of “Optimal For Aging Pollinators” experiment</text:p>
          </table:table-cell>
          <table:table-cell table:style-name="ce24" office:value-type="string">
            <text:p>1.Click on the reference link 
2.It should re-direct to the reference page</text:p>
          </table:table-cell>
          <table:table-cell table:style-name="ce24" office:value-type="string">
            <text:p>1.Reference page should be opened
2.Content should be present with no distortions and Junk's characters
3.reference links should be present in the page</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known the reference links of “Optimal For Aging Pollinators” experiment are working or not</text:p>
          </table:table-cell>
          <table:table-cell table:style-name="ce24" office:value-type="float" office:value="17">
            <text:p>17</text:p>
          </table:table-cell>
          <table:table-cell table:style-name="ce24" office:value-type="string">
            <text:p>Positive</text:p>
          </table:table-cell>
          <table:table-cell table:style-name="ce23" office:value-type="string">
            <text:p>To view the refered links of “Optimal For Aging Pollinators” experiment are working or not</text:p>
          </table:table-cell>
          <table:table-cell table:style-name="ce24" office:value-type="string">
            <text:p>1.Click on the reference link 
2.It should re-direct to the reference page
3.Click on the refered links shown in the page</text:p>
          </table:table-cell>
          <table:table-cell table:style-name="ce24" office:value-type="string">
            <text:p>1.Reference page should be opened
2.Content should be present with no distortions and Junk's characters
3.Reference links should be present in the page
4.A new tab should be opened with the refered link</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view the assignment of “Optimal For Aging Pollinators” experiment</text:p>
          </table:table-cell>
          <table:table-cell table:style-name="ce23" office:value-type="float" office:value="18">
            <text:p>18</text:p>
          </table:table-cell>
          <table:table-cell table:style-name="ce24" office:value-type="string">
            <text:p>Positive</text:p>
          </table:table-cell>
          <table:table-cell table:style-name="ce23" office:value-type="string">
            <text:p>To view the assignment of the Optimal For Aging Pollinators experiment</text:p>
          </table:table-cell>
          <table:table-cell table:style-name="ce24" office:value-type="string">
            <text:p>1.Click on the assignment link 
2.It should re-direct to the assignment page</text:p>
          </table:table-cell>
          <table:table-cell table:style-name="ce24" office:value-type="string">
            <text:p>1Asignment page should be opened
2.Content should be present with no distortions and Junk's characters</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give the feedback of “Optimal For Aging Pollinators” experiment</text:p>
          </table:table-cell>
          <table:table-cell table:style-name="ce24" office:value-type="float" office:value="19">
            <text:p>19</text:p>
          </table:table-cell>
          <table:table-cell table:style-name="ce24" office:value-type="string">
            <text:p>Positive</text:p>
          </table:table-cell>
          <table:table-cell table:style-name="ce23" office:value-type="string">
            <text:p>To give the feedback of the Optimal For Aging Pollinators experiment</text:p>
          </table:table-cell>
          <table:table-cell table:style-name="ce24" office:value-type="string">
            <text:p>1.Click on the feddback link 
2.It should re-direct to the feedback page
3.Select the appropriate options from the dropdown list,radio buttons and entering through keyboard and click on cancel button</text:p>
          </table:table-cell>
          <table:table-cell table:style-name="ce24" office:value-type="string">
            <text:p>1.Feedback page should be opened
2.Content should be present with no distortions and Junk's characters
3.The options selected from the dropdown list,radio buttons and the data entered through keyboard should be erased</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give the feedback of “Optimal For Aging Pollinators” experiment</text:p>
          </table:table-cell>
          <table:table-cell table:style-name="ce23" office:value-type="float" office:value="20">
            <text:p>20</text:p>
          </table:table-cell>
          <table:table-cell table:style-name="ce24" office:value-type="string">
            <text:p>Positive</text:p>
          </table:table-cell>
          <table:table-cell table:style-name="ce23" office:value-type="string">
            <text:p>To give the feedback of the Optimal For Aging Pollinators experiment</text:p>
          </table:table-cell>
          <table:table-cell table:style-name="ce24" office:value-type="string">
            <text:p>1.Click on the feddback link 
2.It should re-direct to the feedback page
3.Select the appropriate options from the dropdown list,radio buttons and entering through keyboard and click on submit button
4.Given feedback should be stored in the backend database.</text:p>
          </table:table-cell>
          <table:table-cell table:style-name="ce24" office:value-type="string">
            <text:p>1.Feedback page should be opened
2.Content should be present with no distortions and Junk's characters
3.A message should be displayed on the screen as “your feedback is successfully submitted”.</text:p>
          </table:table-cell>
          <table:table-cell table:style-name="ce24"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give the feedback of “Optimal For Aging Pollinators” experiment</text:p>
          </table:table-cell>
          <table:table-cell table:style-name="ce24" office:value-type="float" office:value="21">
            <text:p>21</text:p>
          </table:table-cell>
          <table:table-cell table:style-name="ce24" office:value-type="string">
            <text:p>Negative</text:p>
          </table:table-cell>
          <table:table-cell table:style-name="ce23" office:value-type="string">
            <text:p>To give the feedback of the Optimal For Aging Pollinators experiment</text:p>
          </table:table-cell>
          <table:table-cell table:style-name="ce24" office:value-type="string">
            <text:p>1.Click on the feddback link 
2.It should re-direct to the feedback page
3.Don't select the appropriate options from the dropdown list,radio buttons and don't enter the data through keyboard and click on submit button
4.Given feedback should be stored in the backend database.</text:p>
          </table:table-cell>
          <table:table-cell table:style-name="ce24" office:value-type="string">
            <text:p>1.Feedback page should be opened
2.Content should be present with no distortions and Junk's characters
3.A error message should be displayed on the screen.</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3">
          <table:table-cell table:style-name="ce23" office:value-type="string">
            <text:p>Population Ecology Virtual Lab II</text:p>
          </table:table-cell>
          <table:table-cell table:style-name="ce24"/>
          <table:table-cell table:style-name="ce23" office:value-type="string">
            <text:p>User should be able to give the feedback of “Optimal For Aging Pollinators” experiment</text:p>
          </table:table-cell>
          <table:table-cell table:style-name="ce23" office:value-type="float" office:value="22">
            <text:p>22</text:p>
          </table:table-cell>
          <table:table-cell table:style-name="ce24" office:value-type="string">
            <text:p>Negative</text:p>
          </table:table-cell>
          <table:table-cell table:style-name="ce23" office:value-type="string">
            <text:p>To give the feedback of the Optimal For Aging Pollinators experiment</text:p>
          </table:table-cell>
          <table:table-cell table:style-name="ce24" office:value-type="string">
            <text:p>1.Click on the feddback link 
2.It should re-direct to the feedback page
3.Don't select the appropriate options from the dropdown list,radio buttons and enter the data through keyboard and click on submit button
4.Given feedback should be stored in the backend database.</text:p>
          </table:table-cell>
          <table:table-cell table:style-name="ce24" office:value-type="string">
            <text:p>1.Feedback page should be opened
2.Content should be present with no distortions and Junk's characters
3.A error message should be displayed on the screen as “to complete all the fields”.</text:p>
          </table:table-cell>
          <table:table-cell table:style-name="ce24"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3">
          <table:table-cell table:style-name="ce23" office:value-type="string">
            <text:p>Population Ecology Virtual Lab II</text:p>
          </table:table-cell>
          <table:table-cell table:style-name="ce24"/>
          <table:table-cell table:style-name="ce24" office:value-type="string">
            <text:p>User should be able to go to anyother links of the experiment from any section of the experiment</text:p>
          </table:table-cell>
          <table:table-cell table:style-name="ce24" office:value-type="float" office:value="23">
            <text:p>23</text:p>
          </table:table-cell>
          <table:table-cell table:style-name="ce24" office:value-type="string">
            <text:p>Usability</text:p>
          </table:table-cell>
          <table:table-cell table:style-name="ce24" office:value-type="string">
            <text:p>To go to other links in the experiments</text:p>
          </table:table-cell>
          <table:table-cell table:style-name="ce24" office:value-type="string">
            <text:p>1.Click on the Aim link 
2.It should re-direct to the Aim page
3.Click on the procedure or any other link</text:p>
          </table:table-cell>
          <table:table-cell table:style-name="ce24" office:value-type="string">
            <text:p>1.Aim page should be opened
2.Content should be present with no distortions and Junk characters
3.It should redirect to the procedure or any other page of the experiment.</text:p>
          </table:table-cell>
          <table:table-cell table:style-name="ce24"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3">
          <table:table-cell table:style-name="ce23" office:value-type="string">
            <text:p>Population Ecology Virtual Lab II</text:p>
          </table:table-cell>
          <table:table-cell table:style-name="ce24"/>
          <table:table-cell table:style-name="ce24" office:value-type="string">
            <text:p>User should be provided with information on minimum system requirement to run the experiment. Like:

Bandwidth : 
Hardware Configuration:
Processor:
Device Resolution:
Software Required:</text:p>
          </table:table-cell>
          <table:table-cell table:style-name="ce23" office:value-type="float" office:value="24">
            <text:p>24</text:p>
          </table:table-cell>
          <table:table-cell table:style-name="ce24" office:value-type="string">
            <text:p>Usability</text:p>
          </table:table-cell>
          <table:table-cell table:style-name="ce24" office:value-type="string">
            <text:p>User To view minium requirement to run the experiment</text:p>
          </table:table-cell>
          <table:table-cell table:style-name="ce23" office:value-type="string">
            <text:p>1.Open the url vlabs.ac.in and vlabs home page will be displayed
2. Click on Amrita University and a list of labs will be displayed on the screen 
3.Select Population Ecology Virtual Lab II and a list of experiments will be displayed 
4.Select Optimal For Aging Pollinators experiment</text:p>
          </table:table-cell>
          <table:table-cell table:style-name="ce24" office:value-type="string">
            <text:p>A page or Scrolling should appear providing information on minimum requirement to run this experiment, information like:

Bandwith 
Device Resolution 
Hardware Config 
Software Required</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3">
          <table:table-cell table:number-columns-repeated="15" table:style-name="ce24"/>
        </table:table-row>
      </table:table>
      <table:table table:name="Sheet2" table:style-name="ta3" table:print="false">
        <office:forms form:automatic-focus="false" form:apply-design-mode="false"/>
        <table:table-column table:style-name="co4" table:default-cell-style-name="ce15" table:number-columns-repeated="256"/>
        <table:table-row table:style-name="ro2">
          <table:table-cell table:style-name="ce21" office:value-type="string">
            <text:p>Lab id</text:p>
          </table:table-cell>
          <table:table-cell table:style-name="ce21" office:value-type="string">
            <text:p>Experiment id</text:p>
          </table:table-cell>
          <table:table-cell table:style-name="ce21" office:value-type="string">
            <text:p>Requirements</text:p>
          </table:table-cell>
          <table:table-cell table:style-name="ce21" office:value-type="string">
            <text:p>Test Step Id</text:p>
          </table:table-cell>
          <table:table-cell table:style-name="ce21" office:value-type="string">
            <text:p>Test Case Type</text:p>
          </table:table-cell>
          <table:table-cell table:style-name="ce21" office:value-type="string">
            <text:p>Test Description</text:p>
          </table:table-cell>
          <table:table-cell table:style-name="ce21" office:value-type="string">
            <text:p>Test Steps</text:p>
          </table:table-cell>
          <table:table-cell table:style-name="ce21" office:value-type="string">
            <text:p>Expected Result</text:p>
          </table:table-cell>
          <table:table-cell table:style-name="ce21" office:value-type="string">
            <text:p>Status</text:p>
          </table:table-cell>
          <table:table-cell table:style-name="ce21" office:value-type="string">
            <text:p>Test Case Owner</text:p>
          </table:table-cell>
          <table:table-cell table:style-name="ce21" office:value-type="string">
            <text:p>Pre/Post Conditions</text:p>
          </table:table-cell>
          <table:table-cell table:style-name="ce21" office:value-type="string">
            <text:p>Data/Environment Required</text:p>
          </table:table-cell>
          <table:table-cell table:style-name="ce21" office:value-type="string">
            <text:p>Dev Owner</text:p>
          </table:table-cell>
          <table:table-cell table:style-name="ce21" office:value-type="string">
            <text:p>Reviewed</text:p>
          </table:table-cell>
          <table:table-cell table:style-name="ce21" office:value-type="string">
            <text:p>History</text:p>
          </table:table-cell>
          <table:table-cell table:number-columns-repeated="20" table:style-name="ce28"/>
        </table:table-row>
        <table:table-row table:style-name="ro2">
          <table:table-cell table:style-name="ce23" office:value-type="string">
            <text:p>Population Ecology Virtual Lab II</text:p>
          </table:table-cell>
          <table:table-cell table:style-name="ce24"/>
          <table:table-cell table:style-name="ce24" office:value-type="string">
            <text:p>User friendliness of the Experiment</text:p>
          </table:table-cell>
          <table:table-cell table:style-name="ce24" office:value-type="float" office:value="1">
            <text:p>1</text:p>
          </table:table-cell>
          <table:table-cell table:style-name="ce24" office:value-type="string">
            <text:p>Usability</text:p>
          </table:table-cell>
          <table:table-cell table:style-name="ce24" office:value-type="string">
            <text:p>Experiment should be easily usable</text:p>
          </table:table-cell>
          <table:table-cell table:style-name="ce24" office:value-type="string">
            <text:p>While testing observe for easiness to use the features of the experiment

Information to use the experiment
Navigation
Look and Feel
Speed</text:p>
          </table:table-cell>
          <table:table-cell table:style-name="ce24" office:value-type="string">
            <text:p>Experiment should be user friendly</text:p>
          </table:table-cell>
          <table:table-cell table:style-name="ce23" office:value-type="string">
            <text:p>Inprogress</text:p>
          </table:table-cell>
          <table:table-cell table:style-name="ce24" office:value-type="string">
            <text:p>Nihanth</text:p>
          </table:table-cell>
          <table:table-cell table:style-name="ce23" office:value-type="string">
            <text:p>1.Open the url vlabs.ac.in and vlabs home page will be displayed
2. Click on Amrita University and a list of labs will be displayed on the screen 
3.Select Population Ecology Virtual Lab II lab and a list of experiments will be displayed 
4.Select Optimal for aging Sit and wait predators that maximize energy experiment</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2">
          <table:table-cell table:style-name="ce23" office:value-type="string">
            <text:p>Population Ecology Virtual Lab II</text:p>
          </table:table-cell>
          <table:table-cell table:style-name="ce24"/>
          <table:table-cell table:style-name="ce23" office:value-type="string">
            <text:p>User should be able to view the theory of “Optimal for aging Sit and wait predators that maximize energy” experiment</text:p>
          </table:table-cell>
          <table:table-cell table:style-name="ce24" office:value-type="float" office:value="2">
            <text:p>2</text:p>
          </table:table-cell>
          <table:table-cell table:style-name="ce24" office:value-type="string">
            <text:p>Positive</text:p>
          </table:table-cell>
          <table:table-cell table:style-name="ce23" office:value-type="string">
            <text:p>To view the theory of Optimal for aging Sit and wait predators that maximize energy experiment</text:p>
          </table:table-cell>
          <table:table-cell table:style-name="ce24" office:value-type="string">
            <text:p>1.Click on the theory link 
2.It should re-direct to the theory page</text:p>
          </table:table-cell>
          <table:table-cell table:style-name="ce24" office:value-type="string">
            <text:p>1.Theory page should be opened
2.Content should be present with no distortions and Junk characters</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2">
          <table:table-cell table:style-name="ce23" office:value-type="string">
            <text:p>Population Ecology Virtual Lab II</text:p>
          </table:table-cell>
          <table:table-cell table:style-name="ce24"/>
          <table:table-cell table:style-name="ce23" office:value-type="string">
            <text:p>User should be able to view the procedure of “Optimal for aging Sit and wait predators that maximize energy” experiment</text:p>
          </table:table-cell>
          <table:table-cell table:style-name="ce24" office:value-type="float" office:value="3">
            <text:p>3</text:p>
          </table:table-cell>
          <table:table-cell table:style-name="ce24" office:value-type="string">
            <text:p>Positive</text:p>
          </table:table-cell>
          <table:table-cell table:style-name="ce23" office:value-type="string">
            <text:p>To view the procedure of Optimal for aging Sit and wait predators that maximize energy experiment</text:p>
          </table:table-cell>
          <table:table-cell table:style-name="ce24" office:value-type="string">
            <text:p>1.Click on the procedure link 
2.It should re-direct to the procedure page</text:p>
          </table:table-cell>
          <table:table-cell table:style-name="ce24" office:value-type="string">
            <text:p>1.Procedure page should be opened
2.Content should be present with no distortions and Junk's characters</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2">
          <table:table-cell table:style-name="ce23" office:value-type="string">
            <text:p>Population Ecology Virtual Lab II</text:p>
          </table:table-cell>
          <table:table-cell table:style-name="ce24"/>
          <table:table-cell table:style-name="ce23" office:value-type="string">
            <text:p>User should be able to view ,take the Self evaluation and then cancel the Self evaluation of “Optimal for aging Sit and wait predators that maximize energy” experiment</text:p>
          </table:table-cell>
          <table:table-cell table:style-name="ce24" office:value-type="float" office:value="4">
            <text:p>4</text:p>
          </table:table-cell>
          <table:table-cell table:style-name="ce24" office:value-type="string">
            <text:p>Positive</text:p>
          </table:table-cell>
          <table:table-cell table:style-name="ce23" office:value-type="string">
            <text:p>To view ,take the Self evaluation and then cancel the Self evaluation of “Optimal for aging Sit and wait predators that maximize energy” experiment</text:p>
          </table:table-cell>
          <table:table-cell table:style-name="ce24" office:value-type="string">
            <text:p>1.Click on the Self evaluation link 
2.It should re-direct to the Self evaluation page with questions and answers
3.Select the correct answer using the corresponding radio buttons and Click on the cancel button</text:p>
          </table:table-cell>
          <table:table-cell table:style-name="ce24" office:value-type="string">
            <text:p>1.Self evaluation page should be opened
2.Content should be present with no distortions and Junk's characters
3.Answers selected radio buttons should get unselected</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2">
          <table:table-cell table:style-name="ce23" office:value-type="string">
            <text:p>Population Ecology Virtual Lab II</text:p>
          </table:table-cell>
          <table:table-cell table:style-name="ce24"/>
          <table:table-cell table:style-name="ce23" office:value-type="string">
            <text:p>User should be able to view and take the test and then submit the Self evaluation of “Optimal for aging Sit and wait predators that maximize energy” experiment</text:p>
          </table:table-cell>
          <table:table-cell table:style-name="ce24" office:value-type="float" office:value="5">
            <text:p>5</text:p>
          </table:table-cell>
          <table:table-cell table:style-name="ce24" office:value-type="string">
            <text:p>Positive</text:p>
          </table:table-cell>
          <table:table-cell table:style-name="ce23" office:value-type="string">
            <text:p>To view ,take the Self evaluation and then submit the Self evaluation of “Optimal for aging Sit and wait predators that maximize energy” experiment</text:p>
          </table:table-cell>
          <table:table-cell table:style-name="ce24" office:value-type="string">
            <text:p>1.Click on the Self evaluation link 
2.It should re-direct to the Self evaluation page with questions and answers
3.Select the correct answer using the corresponding radio buttons and Click on the submit button
4.Don't choose the options and Click on the submit button</text:p>
          </table:table-cell>
          <table:table-cell table:style-name="ce24" office:value-type="string">
            <text:p>1.Self evaluation page should be opened
2.Content should be present with no distortions and Junk's characters
3.Result should be displayed with the correct option if the selected option is wrong. 
4.If the selected option is correct a message should be displayed that the selected answer is correct</text:p>
          </table:table-cell>
          <table:table-cell table:style-name="ce23" office:value-type="string">
            <text:p>Inprogress</text:p>
          </table:table-cell>
          <table:table-cell table:style-name="ce24"/>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2">
          <table:table-cell table:style-name="ce23" office:value-type="string">
            <text:p>Population Ecology Virtual Lab II</text:p>
          </table:table-cell>
          <table:table-cell table:style-name="ce24"/>
          <table:table-cell table:style-name="ce23" office:value-type="string">
            <text:p>User should be able to view and take the test and then submit the Self evaluation of “Optimal for aging Sit and wait predators that maximize energy” experiment</text:p>
          </table:table-cell>
          <table:table-cell table:style-name="ce24" office:value-type="float" office:value="6">
            <text:p>6</text:p>
          </table:table-cell>
          <table:table-cell table:style-name="ce24" office:value-type="string">
            <text:p>Negative</text:p>
          </table:table-cell>
          <table:table-cell table:style-name="ce23" office:value-type="string">
            <text:p>To view ,take the Self evaluation and then submit the Self evaluation of “Optimal for aging Sit and wait predators that maximize energy” experiment</text:p>
          </table:table-cell>
          <table:table-cell table:style-name="ce24" office:value-type="string">
            <text:p>1.Click on the Self evaluation link 
2.It should re-direct to the Self evaluation page with questions and answers
3.In the Self evaluation select an option only for one question and then click on submit button</text:p>
          </table:table-cell>
          <table:table-cell table:style-name="ce24" office:value-type="string">
            <text:p>1.Self evaluation page should be opened
2.Content should be present with no distortions and Junk's characters
3.Result should be displayed with the correct option if the selected option is wrong or an error message should be displayed to complete the test.</text:p>
          </table:table-cell>
          <table:table-cell table:style-name="ce23" office:value-type="string">
            <text:p>Inprogress</text:p>
          </table:table-cell>
          <table:table-cell table:style-name="ce24"/>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2">
          <table:table-cell table:style-name="ce23" office:value-type="string">
            <text:p>Population Ecology Virtual Lab II</text:p>
          </table:table-cell>
          <table:table-cell table:style-name="ce24"/>
          <table:table-cell table:style-name="ce23" office:value-type="string">
            <text:p>User should be able to cancel the Self evaluation of “Optimal for aging Sit and wait predators that maximize energy” experiment without selecting the options</text:p>
          </table:table-cell>
          <table:table-cell table:style-name="ce24" office:value-type="float" office:value="7">
            <text:p>7</text:p>
          </table:table-cell>
          <table:table-cell table:style-name="ce23" office:value-type="string">
            <text:p>Out of box</text:p>
          </table:table-cell>
          <table:table-cell table:style-name="ce24" office:value-type="string">
            <text:p>To know if the radio buttons are not selected and Clicked on cancel button</text:p>
          </table:table-cell>
          <table:table-cell table:style-name="ce24" office:value-type="string">
            <text:p>1.Click on the Self evaluation link 
2.It should re-direct to the Self evaluation page with questions and answers
3.Don't Select the answers using the corresponding radio buttons and Click on the cancel button</text:p>
          </table:table-cell>
          <table:table-cell table:style-name="ce24" office:value-type="string">
            <text:p>1.Self evaluation page should be opened
2.Content should be present with no distortions and Junk characters
3.No error message should be dispalyed on the screen</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2">
          <table:table-cell table:style-name="ce23" office:value-type="string">
            <text:p>Population Ecology Virtual Lab II</text:p>
          </table:table-cell>
          <table:table-cell table:style-name="ce24"/>
          <table:table-cell table:style-name="ce23" office:value-type="string">
            <text:p>User should be able to submit the Self evaluation of “Optimal for aging Sit and wait predators that maximize energy” experiment without selecting the options</text:p>
          </table:table-cell>
          <table:table-cell table:style-name="ce24" office:value-type="float" office:value="8">
            <text:p>8</text:p>
          </table:table-cell>
          <table:table-cell table:style-name="ce24" office:value-type="string">
            <text:p>Error</text:p>
          </table:table-cell>
          <table:table-cell table:style-name="ce24" office:value-type="string">
            <text:p>To know if the radio buttons are not selected and Clicked on submit button</text:p>
          </table:table-cell>
          <table:table-cell table:style-name="ce24" office:value-type="string">
            <text:p>1.Click on the Self evaluation link 
2.It should re-direct to the Self evaluation page
3.Don't choose the options and Click on the submit button</text:p>
          </table:table-cell>
          <table:table-cell table:style-name="ce24" office:value-type="string">
            <text:p>1.Self evaluation page should be opened
2.Content should be present with no distortions and Junk's characters
3.Result should be displayed with the correct options or an error message should be displayed as to choose any one of the options</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2">
          <table:table-cell table:style-name="ce23" office:value-type="string">
            <text:p>Population Ecology Virtual Lab II</text:p>
          </table:table-cell>
          <table:table-cell table:style-name="ce24"/>
          <table:table-cell table:style-name="ce23" office:value-type="string">
            <text:p>User should be able to view and take the test and cancel the Self evaluation andthen submit the Self evaluation of “Optimal for aging Sit and wait predators that maximize energy” experiment</text:p>
          </table:table-cell>
          <table:table-cell table:style-name="ce24" office:value-type="float" office:value="9">
            <text:p>9</text:p>
          </table:table-cell>
          <table:table-cell table:style-name="ce24" office:value-type="string">
            <text:p>Negative</text:p>
          </table:table-cell>
          <table:table-cell table:style-name="ce23" office:value-type="string">
            <text:p>To view and take the test and cancel the Self evaluation and then submit the Self evaluation of “Optimal for aging Sit and wait predators that maximize energy” experiment</text:p>
          </table:table-cell>
          <table:table-cell table:style-name="ce24" office:value-type="string">
            <text:p>1.Click on the Self evaluation link 
2.It should re-direct to the Self evaluation page with questions and answers
3.Select the correct answer using the corresponding radio buttons and Click on the cancel button
4.Don't choose the options and Click on the submit button</text:p>
          </table:table-cell>
          <table:table-cell table:style-name="ce24" office:value-type="string">
            <text:p>1.Self evaluation page should be opened
2.Content should be present with no distortions and Junk's characters
3.Answers selected radio buttons should get unselected 
4.Result should be displayed with the correct options or an error message should be displayed as to choose any one of the options</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2">
          <table:table-cell table:style-name="ce23" office:value-type="string">
            <text:p>Population Ecology Virtual Lab II</text:p>
          </table:table-cell>
          <table:table-cell table:style-name="ce24"/>
          <table:table-cell table:style-name="ce23" office:value-type="string">
            <text:p>User should be able to view the simulation of “Optimal for aging Sit and wait predators that maximize energy” experiment</text:p>
          </table:table-cell>
          <table:table-cell table:style-name="ce24" office:value-type="float" office:value="10">
            <text:p>10</text:p>
          </table:table-cell>
          <table:table-cell table:style-name="ce24" office:value-type="string">
            <text:p>Positive</text:p>
          </table:table-cell>
          <table:table-cell table:style-name="ce23" office:value-type="string">
            <text:p>To view the simulation of Optimal for aging Sit and wait predators that maximize energy experiment</text:p>
          </table:table-cell>
          <table:table-cell table:style-name="ce24" office:value-type="string">
            <text:p>1.Click on the simulation link 
2.It should re-direct to the simulation page</text:p>
          </table:table-cell>
          <table:table-cell table:style-name="ce24" office:value-type="string">
            <text:p>1.Simulation page should be opened
2. A simulator link should be present
3.Content should be present with no distortions and Junk's characters</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2">
          <table:table-cell table:style-name="ce29" office:value-type="string">
            <text:p>Population Ecology Virtual Lab II</text:p>
          </table:table-cell>
          <table:table-cell table:style-name="ce24"/>
          <table:table-cell table:style-name="ce23" office:value-type="string">
            <text:p>User should be able to the simulate the “Optimal for aging Sit and wait predators that maximize energy” experiment</text:p>
          </table:table-cell>
          <table:table-cell table:style-name="ce24" office:value-type="float" office:value="11">
            <text:p>11</text:p>
          </table:table-cell>
          <table:table-cell table:style-name="ce24" office:value-type="string">
            <text:p>Positive</text:p>
          </table:table-cell>
          <table:table-cell table:style-name="ce23" office:value-type="string">
            <text:p>To simulate the Optimal for aging Sit and wait predators that maximize energy experiment</text:p>
          </table:table-cell>
          <table:table-cell table:style-name="ce23" office:value-type="string">
            <text:p>1.Click on the simulation link 
2.It should re-direct to the simulation page
3.Click on the simulator link 
4.A new tab will be opened with simulation proces
5.Don't select the  values for variables and click on the reset button</text:p>
          </table:table-cell>
          <table:table-cell table:style-name="ce23" office:value-type="string">
            <text:p>1.Simulation page should be opened
2. A simulator link should be present
3.Content should be present with no distortions and Junk charactersthe 
4.Nothing should be displayed in the simulation page and When we click on the reset button, the graphs displayed on the screen should be erased and It should redirect to the simulation home  page</text:p>
          </table:table-cell>
          <table:table-cell table:style-name="ce29"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
Data : 5,16,52</text:p>
          </table:table-cell>
          <table:table-cell table:number-columns-repeated="3" table:style-name="ce24"/>
        </table:table-row>
        <table:table-row table:style-name="ro2">
          <table:table-cell table:style-name="ce23" office:value-type="string">
            <text:p>Population Ecology Virtual Lab II</text:p>
          </table:table-cell>
          <table:table-cell table:style-name="ce24"/>
          <table:table-cell table:style-name="ce23" office:value-type="string">
            <text:p>User should be able to the simulate the “Optimal for aging Sit and wait predators that maximize energy” experiment</text:p>
          </table:table-cell>
          <table:table-cell table:style-name="ce24" office:value-type="float" office:value="12">
            <text:p>12</text:p>
          </table:table-cell>
          <table:table-cell table:style-name="ce24" office:value-type="string">
            <text:p>Positive</text:p>
          </table:table-cell>
          <table:table-cell table:style-name="ce23" office:value-type="string">
            <text:p>To simulate the Optimal for aging Sit and wait predators that maximize energy experiment</text:p>
          </table:table-cell>
          <table:table-cell table:style-name="ce23" office:value-type="string">
            <text:p>1.Click on the simulation link 
2.It should re-direct to the simulation page
3.Click on the simulator link 
4.A new tab will be opened with simulation proces
5.Select the reciprocal proportion and Using the scrollbar select the  values for variables like Abundance of prey,Start Value,Fraction and End Value 
6.Click on the Plot Graph button to start the simulation process
7.To restart the simulation process, click on the reset button </text:p>
          </table:table-cell>
          <table:table-cell table:style-name="ce23" office:value-type="string">
            <text:p>1.Simulation page should be opened
2. A simulator link should be present
3.Content should be present with no distortions and Junk charactersthe 
4.After selecting the variable values and when we click on the Plot Graph button,then the  result Graphs should be displayed on the screen
5.When we click on the reset button, the graphs displayed on the screen should be erased and It should redirect to the simulation home  page</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
Data : 5,16,52</text:p>
          </table:table-cell>
          <table:table-cell table:number-columns-repeated="3" table:style-name="ce24"/>
        </table:table-row>
        <table:table-row table:style-name="ro2">
          <table:table-cell table:style-name="ce23" office:value-type="string">
            <text:p>Population Ecology Virtual Lab II</text:p>
          </table:table-cell>
          <table:table-cell table:style-name="ce24"/>
          <table:table-cell table:style-name="ce23" office:value-type="string">
            <text:p>User should be able to the simulate the “Optimal for aging Sit and wait predators that maximize energy” experiment</text:p>
          </table:table-cell>
          <table:table-cell table:style-name="ce24" office:value-type="float" office:value="13">
            <text:p>13</text:p>
          </table:table-cell>
          <table:table-cell table:style-name="ce24" office:value-type="string">
            <text:p>Positive</text:p>
          </table:table-cell>
          <table:table-cell table:style-name="ce23" office:value-type="string">
            <text:p>To simulate the Optimal for aging Sit and wait predators that maximize energy experiment</text:p>
          </table:table-cell>
          <table:table-cell table:style-name="ce23" office:value-type="string">
            <text:p>1.Click on the simulation link 
2.It should re-direct to the simulation page
3.Click on the simulator link 
4.A new tab will be opened with simulation proces
5.Select the Average time and Using the scrollbar select the  values for variables like Abundance of prey, Velocity, Start Value,Fraction and End Value 
6.Click on the Plot Graph button to start the simulation process
7.To restart the simulation process, click on the reset button </text:p>
          </table:table-cell>
          <table:table-cell table:style-name="ce23" office:value-type="string">
            <text:p>1.Simulation page should be opened
2. A simulator link should be present
3.Content should be present with no distortions and Junk charactersthe 
4.After selecting the variable values and when we click on the Plot Graph button,then the  result Graphs should be displayed on the screen
5.When we click on the reset button, the graphs displayed on the screen should be erased and It should redirect to the simulation home  page</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
Data : 5,16,52</text:p>
          </table:table-cell>
          <table:table-cell table:number-columns-repeated="3" table:style-name="ce24"/>
        </table:table-row>
        <table:table-row table:style-name="ro2">
          <table:table-cell table:style-name="ce23" office:value-type="string">
            <text:p>Population Ecology Virtual Lab II</text:p>
          </table:table-cell>
          <table:table-cell table:style-name="ce24"/>
          <table:table-cell table:style-name="ce23" office:value-type="string">
            <text:p>User should be able to the simulate the “Optimal for aging Sit and wait predators that maximize energy” experiment</text:p>
          </table:table-cell>
          <table:table-cell table:style-name="ce24" office:value-type="float" office:value="14">
            <text:p>14</text:p>
          </table:table-cell>
          <table:table-cell table:style-name="ce24" office:value-type="string">
            <text:p>Positive</text:p>
          </table:table-cell>
          <table:table-cell table:style-name="ce23" office:value-type="string">
            <text:p>To simulate the Optimal for aging Sit and wait predators that maximize energy experiment</text:p>
          </table:table-cell>
          <table:table-cell table:style-name="ce23" office:value-type="string">
            <text:p>1.Click on the simulation link 
2.It should re-direct to the simulation page
3.Click on the simulator link 
4.A new tab will be opened with simulation proces
5.Select the Energy Gain and Using the scrollbar select the  values for variables like Abundance of prey,Velocity,Energy content,Energy burned,Flying speed,Start Value,Fraction and End Value 
6.Click on the Plot Graph button to start the simulation process
7.To restart the simulation process, click on the reset button </text:p>
          </table:table-cell>
          <table:table-cell table:style-name="ce23" office:value-type="string">
            <text:p>1.Simulation page should be opened
2. A simulator link should be present
3.Content should be present with no distortions and Junk charactersthe 
4.After selecting the variable values and when we click on the Plot Graph button,then the  result Graphs should be displayed on the screen
5.When we click on the reset button, the graphs displayed on the screen should be erased and It should redirect to the simulation home  page</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
Data : 5,16,52</text:p>
          </table:table-cell>
          <table:table-cell table:number-columns-repeated="3" table:style-name="ce24"/>
        </table:table-row>
        <table:table-row table:style-name="ro2">
          <table:table-cell table:style-name="ce23" office:value-type="string">
            <text:p>Population Ecology Virtual Lab II</text:p>
          </table:table-cell>
          <table:table-cell table:style-name="ce24"/>
          <table:table-cell table:style-name="ce23" office:value-type="string">
            <text:p>User should be able to view the reference of “Optimal for aging Sit and wait predators that maximize energy” experiment</text:p>
          </table:table-cell>
          <table:table-cell table:style-name="ce24" office:value-type="float" office:value="16">
            <text:p>16</text:p>
          </table:table-cell>
          <table:table-cell table:style-name="ce24" office:value-type="string">
            <text:p>Positive</text:p>
          </table:table-cell>
          <table:table-cell table:style-name="ce23" office:value-type="string">
            <text:p>To view the reference of “Optimal for aging Sit and wait predators that maximize energy” experiment</text:p>
          </table:table-cell>
          <table:table-cell table:style-name="ce24" office:value-type="string">
            <text:p>1.Click on the reference link 
2.It should re-direct to the reference page</text:p>
          </table:table-cell>
          <table:table-cell table:style-name="ce24" office:value-type="string">
            <text:p>1.Reference page should be opened
2.Content should be present with no distortions and Junk's characters
3.reference links should be present in the page</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2">
          <table:table-cell table:style-name="ce23" office:value-type="string">
            <text:p>Population Ecology Virtual Lab II</text:p>
          </table:table-cell>
          <table:table-cell table:style-name="ce24"/>
          <table:table-cell table:style-name="ce23" office:value-type="string">
            <text:p>User should be able to known the reference links of “Optimal for aging Sit and wait predators that maximize energy” experiment are working or not</text:p>
          </table:table-cell>
          <table:table-cell table:style-name="ce24" office:value-type="float" office:value="17">
            <text:p>17</text:p>
          </table:table-cell>
          <table:table-cell table:style-name="ce24" office:value-type="string">
            <text:p>Positive</text:p>
          </table:table-cell>
          <table:table-cell table:style-name="ce23" office:value-type="string">
            <text:p>To view the refered links of “Optimal for aging Sit and wait predators that maximize energy” experiment are working or not</text:p>
          </table:table-cell>
          <table:table-cell table:style-name="ce24" office:value-type="string">
            <text:p>1.Click on the reference link 
2.It should re-direct to the reference page
3.Click on the refered links shown in the page</text:p>
          </table:table-cell>
          <table:table-cell table:style-name="ce24" office:value-type="string">
            <text:p>1.Reference page should be opened
2.Content should be present with no distortions and Junk's characters
3.Reference links should be present in the page
4.A new tab should be opened with the refered link</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2">
          <table:table-cell table:style-name="ce23" office:value-type="string">
            <text:p>Population Ecology Virtual Lab II</text:p>
          </table:table-cell>
          <table:table-cell table:style-name="ce24"/>
          <table:table-cell table:style-name="ce23" office:value-type="string">
            <text:p>User should be able to view the assignment of “Optimal for aging Sit and wait predators that maximize energy” experiment</text:p>
          </table:table-cell>
          <table:table-cell table:style-name="ce24" office:value-type="float" office:value="18">
            <text:p>18</text:p>
          </table:table-cell>
          <table:table-cell table:style-name="ce24" office:value-type="string">
            <text:p>Positive</text:p>
          </table:table-cell>
          <table:table-cell table:style-name="ce23" office:value-type="string">
            <text:p>To view the assignment of the Optimal for aging Sit and wait predators that maximize energy experiment</text:p>
          </table:table-cell>
          <table:table-cell table:style-name="ce24" office:value-type="string">
            <text:p>1.Click on the assignment link 
2.It should re-direct to the assignment page</text:p>
          </table:table-cell>
          <table:table-cell table:style-name="ce24" office:value-type="string">
            <text:p>1Asignment page should be opened
2.Content should be present with no distortions and Junk's characters</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2">
          <table:table-cell table:style-name="ce23" office:value-type="string">
            <text:p>Population Ecology Virtual Lab II</text:p>
          </table:table-cell>
          <table:table-cell table:style-name="ce24"/>
          <table:table-cell table:style-name="ce23" office:value-type="string">
            <text:p>User should be able to give the feedback of “Optimal for aging Sit and wait predators that maximize energy” experiment</text:p>
          </table:table-cell>
          <table:table-cell table:style-name="ce24" office:value-type="float" office:value="19">
            <text:p>19</text:p>
          </table:table-cell>
          <table:table-cell table:style-name="ce24" office:value-type="string">
            <text:p>Positive</text:p>
          </table:table-cell>
          <table:table-cell table:style-name="ce23" office:value-type="string">
            <text:p>To give the feedback of the Optimal for aging Sit and wait predators that maximize energy experiment</text:p>
          </table:table-cell>
          <table:table-cell table:style-name="ce24" office:value-type="string">
            <text:p>1.Click on the feddback link 
2.It should re-direct to the feedback page
3.Select the appropriate options from the dropdown list,radio buttons and entering through keyboard and click on cancel button</text:p>
          </table:table-cell>
          <table:table-cell table:style-name="ce24" office:value-type="string">
            <text:p>1.Feedback page should be opened
2.Content should be present with no distortions and Junk's characters
3.The options selected from the dropdown list,radio buttons and the data entered through keyboard should be erased</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2">
          <table:table-cell table:style-name="ce23" office:value-type="string">
            <text:p>Population Ecology Virtual Lab II</text:p>
          </table:table-cell>
          <table:table-cell table:style-name="ce24"/>
          <table:table-cell table:style-name="ce23" office:value-type="string">
            <text:p>User should be able to give the feedback of “Optimal for aging Sit and wait predators that maximize energy” experiment</text:p>
          </table:table-cell>
          <table:table-cell table:style-name="ce24" office:value-type="float" office:value="20">
            <text:p>20</text:p>
          </table:table-cell>
          <table:table-cell table:style-name="ce24" office:value-type="string">
            <text:p>Positive</text:p>
          </table:table-cell>
          <table:table-cell table:style-name="ce23" office:value-type="string">
            <text:p>To give the feedback of the Optimal for aging Sit and wait predators that maximize energy experiment</text:p>
          </table:table-cell>
          <table:table-cell table:style-name="ce24" office:value-type="string">
            <text:p>1.Click on the feddback link 
2.It should re-direct to the feedback page
3.Select the appropriate options from the dropdown list,radio buttons and entering through keyboard and click on submit button
4.Given feedback should be stored in the backend database.</text:p>
          </table:table-cell>
          <table:table-cell table:style-name="ce24" office:value-type="string">
            <text:p>1.Feedback page should be opened
2.Content should be present with no distortions and Junk's characters
3.A message should be displayed on the screen as “your feedback is successfully submitted”.</text:p>
          </table:table-cell>
          <table:table-cell table:style-name="ce24"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2">
          <table:table-cell table:style-name="ce23" office:value-type="string">
            <text:p>Population Ecology Virtual Lab II</text:p>
          </table:table-cell>
          <table:table-cell table:style-name="ce24"/>
          <table:table-cell table:style-name="ce23" office:value-type="string">
            <text:p>User should be able to give the feedback of “Optimal for aging Sit and wait predators that maximize energy” experiment</text:p>
          </table:table-cell>
          <table:table-cell table:style-name="ce24" office:value-type="float" office:value="21">
            <text:p>21</text:p>
          </table:table-cell>
          <table:table-cell table:style-name="ce24" office:value-type="string">
            <text:p>Negative</text:p>
          </table:table-cell>
          <table:table-cell table:style-name="ce23" office:value-type="string">
            <text:p>To give the feedback of the Optimal for aging Sit and wait predators that maximize energy experiment</text:p>
          </table:table-cell>
          <table:table-cell table:style-name="ce24" office:value-type="string">
            <text:p>1.Click on the feddback link 
2.It should re-direct to the feedback page
3.Don't select the appropriate options from the dropdown list,radio buttons and don't enter the data through keyboard and click on submit button
4.Given feedback should be stored in the backend database.</text:p>
          </table:table-cell>
          <table:table-cell table:style-name="ce24" office:value-type="string">
            <text:p>1.Feedback page should be opened
2.Content should be present with no distortions and Junk's characters
3.A error message should be displayed on the screen.</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2">
          <table:table-cell table:style-name="ce23" office:value-type="string">
            <text:p>Population Ecology Virtual Lab II</text:p>
          </table:table-cell>
          <table:table-cell table:style-name="ce24"/>
          <table:table-cell table:style-name="ce23" office:value-type="string">
            <text:p>User should be able to give the feedback of “Optimal for aging Sit and wait predators that maximize energy” experiment</text:p>
          </table:table-cell>
          <table:table-cell table:style-name="ce24" office:value-type="float" office:value="22">
            <text:p>22</text:p>
          </table:table-cell>
          <table:table-cell table:style-name="ce24" office:value-type="string">
            <text:p>Negative</text:p>
          </table:table-cell>
          <table:table-cell table:style-name="ce23" office:value-type="string">
            <text:p>To give the feedback of the Optimal for aging Sit and wait predators that maximize energy experiment</text:p>
          </table:table-cell>
          <table:table-cell table:style-name="ce24" office:value-type="string">
            <text:p>1.Click on the feddback link 
2.It should re-direct to the feedback page
3.Don't select the appropriate options from the dropdown list,radio buttons and enter the data through keyboard and click on submit button
4.Given feedback should be stored in the backend database.</text:p>
          </table:table-cell>
          <table:table-cell table:style-name="ce24" office:value-type="string">
            <text:p>1.Feedback page should be opened
2.Content should be present with no distortions and Junk's characters
3.A error message should be displayed on the screen as “to complete all the fields”.</text:p>
          </table:table-cell>
          <table:table-cell table:style-name="ce24"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2">
          <table:table-cell table:style-name="ce23" office:value-type="string">
            <text:p>Population Ecology Virtual Lab II</text:p>
          </table:table-cell>
          <table:table-cell table:style-name="ce24"/>
          <table:table-cell table:style-name="ce24" office:value-type="string">
            <text:p>User should be able to go to anyother links of the experiment from any section of the experiment</text:p>
          </table:table-cell>
          <table:table-cell table:style-name="ce24" office:value-type="float" office:value="23">
            <text:p>23</text:p>
          </table:table-cell>
          <table:table-cell table:style-name="ce24" office:value-type="string">
            <text:p>Usability</text:p>
          </table:table-cell>
          <table:table-cell table:style-name="ce24" office:value-type="string">
            <text:p>To go to other links in the experiments</text:p>
          </table:table-cell>
          <table:table-cell table:style-name="ce24" office:value-type="string">
            <text:p>1.Click on the Aim link 
2.It should re-direct to the Aim page
3.Click on the procedure or any other link</text:p>
          </table:table-cell>
          <table:table-cell table:style-name="ce24" office:value-type="string">
            <text:p>1.Aim page should be opened
2.Content should be present with no distortions and Junk characters
3.It should redirect to the procedure or any other page of the experiment.</text:p>
          </table:table-cell>
          <table:table-cell table:style-name="ce24"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2">
          <table:table-cell table:style-name="ce23" office:value-type="string">
            <text:p>Population Ecology Virtual Lab II</text:p>
          </table:table-cell>
          <table:table-cell table:style-name="ce24"/>
          <table:table-cell table:style-name="ce24" office:value-type="string">
            <text:p>User should be provided with information on minimum system requirement to run the experiment. Like:

Bandwidth : 
Hardware Configuration:
Processor:
Device Resolution:
Software Required:</text:p>
          </table:table-cell>
          <table:table-cell table:style-name="ce24" office:value-type="float" office:value="24">
            <text:p>24</text:p>
          </table:table-cell>
          <table:table-cell table:style-name="ce24" office:value-type="string">
            <text:p>Usability</text:p>
          </table:table-cell>
          <table:table-cell table:style-name="ce24" office:value-type="string">
            <text:p>User To view minium requirement to run the experiment</text:p>
          </table:table-cell>
          <table:table-cell table:style-name="ce23" office:value-type="string">
            <text:p>1.Open the url vlabs.ac.in and vlabs home page will be displayed
2. Click on Amrita University and a list of labs will be displayed on the screen 
3.Select Population Ecology Virtual Lab II and a list of experiments will be displayed 
4.Select Optimal for aging Sit and wait predators that maximize energy experiment</text:p>
          </table:table-cell>
          <table:table-cell table:style-name="ce24" office:value-type="string">
            <text:p>A page or Scrolling should appear providing information on minimum requirement to run this experiment, information like:

Bandwith 
Device Resolution 
Hardware Config 
Software Required</text:p>
          </table:table-cell>
          <table:table-cell table:style-name="ce23" office:value-type="string">
            <text:p>Inprogress</text:p>
          </table:table-cell>
          <table:table-cell table:style-name="ce24" office:value-type="string">
            <text:p>Nihanth</text:p>
          </table:table-cell>
          <table:table-cell table:style-name="ce24" office:value-type="string">
            <text:p>Refer to the test step id 1</text:p>
          </table:table-cell>
          <table:table-cell table:style-name="ce24" office:value-type="string">
            <text:p>OS: Windows 7, Linux
Browsers: Firefox,Chrome
Bandwidth : 100Mbps
Hardware Configuration:8GBRAM , 
Processor:i5</text:p>
          </table:table-cell>
          <table:table-cell table:number-columns-repeated="3" table:style-name="ce24"/>
        </table:table-row>
        <table:table-row table:style-name="ro2">
          <table:table-cell table:number-columns-repeated="15" table:style-name="ce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pulation Ecology Virtual Lab " style:display-name="PageStyle_Population Ecology Virtual Lab " style:page-layout-name="pm1">
      <style:header style:display="false"/>
      <style:header-left style:display="false"/>
      <style:footer style:display="false"/>
      <style:footer-left style:display="false"/>
    </style:master-page>
    <style:master-page style:name="PageStyle_5f_Sheet1" style:display-name="PageStyle_Sheet1" style:page-layout-name="pm2">
      <style:header style:display="false"/>
      <style:header-left style:display="false"/>
      <style:footer style:display="false"/>
      <style:footer-left style:display="false"/>
    </style:master-page>
    <style:master-page style:name="PageStyle_5f_Sheet2" style:display-name="PageStyle_Sheet2" style:page-layout-name="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